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hina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36373">
            <text:p>0.036373</text:p>
          </table:table-cell>
          <table:table-cell table:formula="of:=ABS([.C2])" office:value-type="float" office:value="0.036373">
            <text:p>0.03637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36373">
            <text:p>0.036373</text:p>
          </table:table-cell>
          <table:table-cell table:formula="of:=ABS([.C3])" office:value-type="float" office:value="0.036373">
            <text:p>0.03637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663">
            <text:p>0.001663</text:p>
          </table:table-cell>
          <table:table-cell table:formula="of:=ABS([.C4])" office:value-type="float" office:value="0.001663">
            <text:p>0.00166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2963">
            <text:p>-0.012963</text:p>
          </table:table-cell>
          <table:table-cell table:formula="of:=ABS([.C5])" office:value-type="float" office:value="0.012963">
            <text:p>0.01296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6341">
            <text:p>-0.006341</text:p>
          </table:table-cell>
          <table:table-cell table:formula="of:=ABS([.C6])" office:value-type="float" office:value="0.006341">
            <text:p>0.00634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771">
            <text:p>-0.002771</text:p>
          </table:table-cell>
          <table:table-cell table:formula="of:=ABS([.C7])" office:value-type="float" office:value="0.002771">
            <text:p>0.00277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771">
            <text:p>-0.002771</text:p>
          </table:table-cell>
          <table:table-cell table:formula="of:=ABS([.C8])" office:value-type="float" office:value="0.002771">
            <text:p>0.00277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771">
            <text:p>-0.002771</text:p>
          </table:table-cell>
          <table:table-cell table:formula="of:=ABS([.C9])" office:value-type="float" office:value="0.002771">
            <text:p>0.00277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08">
            <text:p>-0.00108</text:p>
          </table:table-cell>
          <table:table-cell table:formula="of:=ABS([.C10])" office:value-type="float" office:value="0.00108">
            <text:p>0.0010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328">
            <text:p>-0.001328</text:p>
          </table:table-cell>
          <table:table-cell table:formula="of:=ABS([.C11])" office:value-type="float" office:value="0.001328">
            <text:p>0.00132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328">
            <text:p>-0.001328</text:p>
          </table:table-cell>
          <table:table-cell table:formula="of:=ABS([.C12])" office:value-type="float" office:value="0.001328">
            <text:p>0.00132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328">
            <text:p>-0.001328</text:p>
          </table:table-cell>
          <table:table-cell table:formula="of:=ABS([.C13])" office:value-type="float" office:value="0.001328">
            <text:p>0.00132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487">
            <text:p>0.001487</text:p>
          </table:table-cell>
          <table:table-cell table:formula="of:=ABS([.C14])" office:value-type="float" office:value="0.001487">
            <text:p>0.001487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487">
            <text:p>0.001487</text:p>
          </table:table-cell>
          <table:table-cell table:formula="of:=ABS([.C15])" office:value-type="float" office:value="0.001487">
            <text:p>0.001487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487">
            <text:p>0.001487</text:p>
          </table:table-cell>
          <table:table-cell table:formula="of:=ABS([.C16])" office:value-type="float" office:value="0.001487">
            <text:p>0.001487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0703">
            <text:p>0.000703</text:p>
          </table:table-cell>
          <table:table-cell table:formula="of:=ABS([.C17])" office:value-type="float" office:value="0.000703">
            <text:p>0.00070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0703">
            <text:p>0.000703</text:p>
          </table:table-cell>
          <table:table-cell table:formula="of:=ABS([.C18])" office:value-type="float" office:value="0.000703">
            <text:p>0.00070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42">
            <text:p>-0.00242</text:p>
          </table:table-cell>
          <table:table-cell table:formula="of:=ABS([.C19])" office:value-type="float" office:value="0.00242">
            <text:p>0.0024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42">
            <text:p>-0.00242</text:p>
          </table:table-cell>
          <table:table-cell table:formula="of:=ABS([.C20])" office:value-type="float" office:value="0.00242">
            <text:p>0.0024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42">
            <text:p>-0.00242</text:p>
          </table:table-cell>
          <table:table-cell table:formula="of:=ABS([.C21])" office:value-type="float" office:value="0.00242">
            <text:p>0.0024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42">
            <text:p>-0.00242</text:p>
          </table:table-cell>
          <table:table-cell table:formula="of:=ABS([.C22])" office:value-type="float" office:value="0.00242">
            <text:p>0.0024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42">
            <text:p>-0.00242</text:p>
          </table:table-cell>
          <table:table-cell table:formula="of:=ABS([.C23])" office:value-type="float" office:value="0.00242">
            <text:p>0.0024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42">
            <text:p>-0.00242</text:p>
          </table:table-cell>
          <table:table-cell table:formula="of:=ABS([.C24])" office:value-type="float" office:value="0.00242">
            <text:p>0.0024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42">
            <text:p>-0.00242</text:p>
          </table:table-cell>
          <table:table-cell table:formula="of:=ABS([.C25])" office:value-type="float" office:value="0.00242">
            <text:p>0.0024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0958">
            <text:p>0.000958</text:p>
          </table:table-cell>
          <table:table-cell table:formula="of:=ABS([.C26])" office:value-type="float" office:value="0.000958">
            <text:p>0.0009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0958">
            <text:p>0.000958</text:p>
          </table:table-cell>
          <table:table-cell table:formula="of:=ABS([.C27])" office:value-type="float" office:value="0.000958">
            <text:p>0.0009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0958">
            <text:p>0.000958</text:p>
          </table:table-cell>
          <table:table-cell table:formula="of:=ABS([.C28])" office:value-type="float" office:value="0.000958">
            <text:p>0.0009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0958">
            <text:p>0.000958</text:p>
          </table:table-cell>
          <table:table-cell table:formula="of:=ABS([.C29])" office:value-type="float" office:value="0.000958">
            <text:p>0.0009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0958">
            <text:p>0.000958</text:p>
          </table:table-cell>
          <table:table-cell table:formula="of:=ABS([.C30])" office:value-type="float" office:value="0.000958">
            <text:p>0.0009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049">
            <text:p>0.002049</text:p>
          </table:table-cell>
          <table:table-cell table:formula="of:=ABS([.C31])" office:value-type="float" office:value="0.002049">
            <text:p>0.00204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049">
            <text:p>0.002049</text:p>
          </table:table-cell>
          <table:table-cell table:formula="of:=ABS([.C32])" office:value-type="float" office:value="0.002049">
            <text:p>0.00204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049">
            <text:p>0.002049</text:p>
          </table:table-cell>
          <table:table-cell table:formula="of:=ABS([.C33])" office:value-type="float" office:value="0.002049">
            <text:p>0.00204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049">
            <text:p>0.002049</text:p>
          </table:table-cell>
          <table:table-cell table:formula="of:=ABS([.C34])" office:value-type="float" office:value="0.002049">
            <text:p>0.00204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049">
            <text:p>0.002049</text:p>
          </table:table-cell>
          <table:table-cell table:formula="of:=ABS([.C35])" office:value-type="float" office:value="0.002049">
            <text:p>0.00204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049">
            <text:p>0.002049</text:p>
          </table:table-cell>
          <table:table-cell table:formula="of:=ABS([.C36])" office:value-type="float" office:value="0.002049">
            <text:p>0.00204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679">
            <text:p>0.005679</text:p>
          </table:table-cell>
          <table:table-cell table:formula="of:=ABS([.C37])" office:value-type="float" office:value="0.005679">
            <text:p>0.00567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679">
            <text:p>0.005679</text:p>
          </table:table-cell>
          <table:table-cell table:formula="of:=ABS([.C38])" office:value-type="float" office:value="0.005679">
            <text:p>0.00567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679">
            <text:p>0.005679</text:p>
          </table:table-cell>
          <table:table-cell table:formula="of:=ABS([.C39])" office:value-type="float" office:value="0.005679">
            <text:p>0.00567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679">
            <text:p>0.005679</text:p>
          </table:table-cell>
          <table:table-cell table:formula="of:=ABS([.C40])" office:value-type="float" office:value="0.005679">
            <text:p>0.00567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679">
            <text:p>0.005679</text:p>
          </table:table-cell>
          <table:table-cell table:formula="of:=ABS([.C41])" office:value-type="float" office:value="0.005679">
            <text:p>0.00567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679">
            <text:p>0.005679</text:p>
          </table:table-cell>
          <table:table-cell table:formula="of:=ABS([.C42])" office:value-type="float" office:value="0.005679">
            <text:p>0.00567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679">
            <text:p>0.005679</text:p>
          </table:table-cell>
          <table:table-cell table:formula="of:=ABS([.C43])" office:value-type="float" office:value="0.005679">
            <text:p>0.00567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715">
            <text:p>-0.004715</text:p>
          </table:table-cell>
          <table:table-cell table:formula="of:=ABS([.C44])" office:value-type="float" office:value="0.004715">
            <text:p>0.004715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715">
            <text:p>-0.004715</text:p>
          </table:table-cell>
          <table:table-cell table:formula="of:=ABS([.C45])" office:value-type="float" office:value="0.004715">
            <text:p>0.004715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715">
            <text:p>-0.004715</text:p>
          </table:table-cell>
          <table:table-cell table:formula="of:=ABS([.C46])" office:value-type="float" office:value="0.004715">
            <text:p>0.004715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715">
            <text:p>-0.004715</text:p>
          </table:table-cell>
          <table:table-cell table:formula="of:=ABS([.C47])" office:value-type="float" office:value="0.004715">
            <text:p>0.004715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715">
            <text:p>-0.004715</text:p>
          </table:table-cell>
          <table:table-cell table:formula="of:=ABS([.C48])" office:value-type="float" office:value="0.004715">
            <text:p>0.004715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715">
            <text:p>-0.004715</text:p>
          </table:table-cell>
          <table:table-cell table:formula="of:=ABS([.C49])" office:value-type="float" office:value="0.004715">
            <text:p>0.004715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0715">
            <text:p>-0.000715</text:p>
          </table:table-cell>
          <table:table-cell table:formula="of:=ABS([.C50])" office:value-type="float" office:value="0.000715">
            <text:p>0.000715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0715">
            <text:p>-0.000715</text:p>
          </table:table-cell>
          <table:table-cell table:formula="of:=ABS([.C51])" office:value-type="float" office:value="0.000715">
            <text:p>0.000715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458">
            <text:p>0.002458</text:p>
          </table:table-cell>
          <table:table-cell table:formula="of:=ABS([.C52])" office:value-type="float" office:value="0.002458">
            <text:p>0.0024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458">
            <text:p>0.002458</text:p>
          </table:table-cell>
          <table:table-cell table:formula="of:=ABS([.C53])" office:value-type="float" office:value="0.002458">
            <text:p>0.0024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458">
            <text:p>0.002458</text:p>
          </table:table-cell>
          <table:table-cell table:formula="of:=ABS([.C54])" office:value-type="float" office:value="0.002458">
            <text:p>0.0024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458">
            <text:p>0.002458</text:p>
          </table:table-cell>
          <table:table-cell table:formula="of:=ABS([.C55])" office:value-type="float" office:value="0.002458">
            <text:p>0.0024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458">
            <text:p>0.002458</text:p>
          </table:table-cell>
          <table:table-cell table:formula="of:=ABS([.C56])" office:value-type="float" office:value="0.002458">
            <text:p>0.0024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2458">
            <text:p>0.002458</text:p>
          </table:table-cell>
          <table:table-cell table:formula="of:=ABS([.C57])" office:value-type="float" office:value="0.002458">
            <text:p>0.0024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366">
            <text:p>0.001366</text:p>
          </table:table-cell>
          <table:table-cell table:formula="of:=ABS([.C58])" office:value-type="float" office:value="0.001366">
            <text:p>0.00136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366">
            <text:p>0.001366</text:p>
          </table:table-cell>
          <table:table-cell table:formula="of:=ABS([.C59])" office:value-type="float" office:value="0.001366">
            <text:p>0.00136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366">
            <text:p>0.001366</text:p>
          </table:table-cell>
          <table:table-cell table:formula="of:=ABS([.C60])" office:value-type="float" office:value="0.001366">
            <text:p>0.00136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366">
            <text:p>0.001366</text:p>
          </table:table-cell>
          <table:table-cell table:formula="of:=ABS([.C61])" office:value-type="float" office:value="0.001366">
            <text:p>0.00136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366">
            <text:p>0.001366</text:p>
          </table:table-cell>
          <table:table-cell table:formula="of:=ABS([.C62])" office:value-type="float" office:value="0.001366">
            <text:p>0.00136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366">
            <text:p>0.001366</text:p>
          </table:table-cell>
          <table:table-cell table:formula="of:=ABS([.C63])" office:value-type="float" office:value="0.001366">
            <text:p>0.00136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1366">
            <text:p>0.001366</text:p>
          </table:table-cell>
          <table:table-cell table:formula="of:=ABS([.C64])" office:value-type="float" office:value="0.001366">
            <text:p>0.00136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046">
            <text:p>0.005046</text:p>
          </table:table-cell>
          <table:table-cell table:formula="of:=ABS([.C65])" office:value-type="float" office:value="0.005046">
            <text:p>0.00504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046">
            <text:p>0.005046</text:p>
          </table:table-cell>
          <table:table-cell table:formula="of:=ABS([.C66])" office:value-type="float" office:value="0.005046">
            <text:p>0.00504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046">
            <text:p>0.005046</text:p>
          </table:table-cell>
          <table:table-cell table:formula="of:=ABS([.C67])" office:value-type="float" office:value="0.005046">
            <text:p>0.00504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046">
            <text:p>0.005046</text:p>
          </table:table-cell>
          <table:table-cell table:formula="of:=ABS([.C68])" office:value-type="float" office:value="0.005046">
            <text:p>0.00504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046">
            <text:p>0.005046</text:p>
          </table:table-cell>
          <table:table-cell table:formula="of:=ABS([.C69])" office:value-type="float" office:value="0.005046">
            <text:p>0.00504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046">
            <text:p>0.005046</text:p>
          </table:table-cell>
          <table:table-cell table:formula="of:=ABS([.C70])" office:value-type="float" office:value="0.005046">
            <text:p>0.00504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046">
            <text:p>0.005046</text:p>
          </table:table-cell>
          <table:table-cell table:formula="of:=ABS([.C71])" office:value-type="float" office:value="0.005046">
            <text:p>0.00504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046">
            <text:p>0.005046</text:p>
          </table:table-cell>
          <table:table-cell table:formula="of:=ABS([.C72])" office:value-type="float" office:value="0.005046">
            <text:p>0.005046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14683">
            <text:p>0.014683</text:p>
          </table:table-cell>
          <table:table-cell table:formula="of:=ABS([.C73])" office:value-type="float" office:value="0.014683">
            <text:p>0.01468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14683">
            <text:p>0.014683</text:p>
          </table:table-cell>
          <table:table-cell table:formula="of:=ABS([.C74])" office:value-type="float" office:value="0.014683">
            <text:p>0.01468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14683">
            <text:p>0.014683</text:p>
          </table:table-cell>
          <table:table-cell table:formula="of:=ABS([.C75])" office:value-type="float" office:value="0.014683">
            <text:p>0.01468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14683">
            <text:p>0.014683</text:p>
          </table:table-cell>
          <table:table-cell table:formula="of:=ABS([.C76])" office:value-type="float" office:value="0.014683">
            <text:p>0.01468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8">
            <text:p>0.0058</text:p>
          </table:table-cell>
          <table:table-cell table:formula="of:=ABS([.C77])" office:value-type="float" office:value="0.0058">
            <text:p>0.00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8">
            <text:p>0.0058</text:p>
          </table:table-cell>
          <table:table-cell table:formula="of:=ABS([.C78])" office:value-type="float" office:value="0.0058">
            <text:p>0.00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8">
            <text:p>0.0058</text:p>
          </table:table-cell>
          <table:table-cell table:formula="of:=ABS([.C79])" office:value-type="float" office:value="0.0058">
            <text:p>0.00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8">
            <text:p>0.0058</text:p>
          </table:table-cell>
          <table:table-cell table:formula="of:=ABS([.C80])" office:value-type="float" office:value="0.0058">
            <text:p>0.00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8">
            <text:p>0.0058</text:p>
          </table:table-cell>
          <table:table-cell table:formula="of:=ABS([.C81])" office:value-type="float" office:value="0.0058">
            <text:p>0.00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8">
            <text:p>0.0058</text:p>
          </table:table-cell>
          <table:table-cell table:formula="of:=ABS([.C82])" office:value-type="float" office:value="0.0058">
            <text:p>0.00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8">
            <text:p>0.0058</text:p>
          </table:table-cell>
          <table:table-cell table:formula="of:=ABS([.C83])" office:value-type="float" office:value="0.0058">
            <text:p>0.005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859">
            <text:p>-0.002859</text:p>
          </table:table-cell>
          <table:table-cell table:formula="of:=ABS([.C84])" office:value-type="float" office:value="0.002859">
            <text:p>0.00285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859">
            <text:p>-0.002859</text:p>
          </table:table-cell>
          <table:table-cell table:formula="of:=ABS([.C85])" office:value-type="float" office:value="0.002859">
            <text:p>0.00285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2859">
            <text:p>-0.002859</text:p>
          </table:table-cell>
          <table:table-cell table:formula="of:=ABS([.C86])" office:value-type="float" office:value="0.002859">
            <text:p>0.00285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328">
            <text:p>-0.004328</text:p>
          </table:table-cell>
          <table:table-cell table:formula="of:=ABS([.C87])" office:value-type="float" office:value="0.004328">
            <text:p>0.00432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328">
            <text:p>-0.004328</text:p>
          </table:table-cell>
          <table:table-cell table:formula="of:=ABS([.C88])" office:value-type="float" office:value="0.004328">
            <text:p>0.00432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328">
            <text:p>-0.004328</text:p>
          </table:table-cell>
          <table:table-cell table:formula="of:=ABS([.C89])" office:value-type="float" office:value="0.004328">
            <text:p>0.00432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328">
            <text:p>-0.004328</text:p>
          </table:table-cell>
          <table:table-cell table:formula="of:=ABS([.C90])" office:value-type="float" office:value="0.004328">
            <text:p>0.00432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328">
            <text:p>-0.004328</text:p>
          </table:table-cell>
          <table:table-cell table:formula="of:=ABS([.C91])" office:value-type="float" office:value="0.004328">
            <text:p>0.00432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328">
            <text:p>-0.004328</text:p>
          </table:table-cell>
          <table:table-cell table:formula="of:=ABS([.C92])" office:value-type="float" office:value="0.004328">
            <text:p>0.00432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4328">
            <text:p>-0.004328</text:p>
          </table:table-cell>
          <table:table-cell table:formula="of:=ABS([.C93])" office:value-type="float" office:value="0.004328">
            <text:p>0.004328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7919">
            <text:p>-0.007919</text:p>
          </table:table-cell>
          <table:table-cell table:formula="of:=ABS([.C94])" office:value-type="float" office:value="0.007919">
            <text:p>0.00791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7919">
            <text:p>-0.007919</text:p>
          </table:table-cell>
          <table:table-cell table:formula="of:=ABS([.C95])" office:value-type="float" office:value="0.007919">
            <text:p>0.00791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7919">
            <text:p>-0.007919</text:p>
          </table:table-cell>
          <table:table-cell table:formula="of:=ABS([.C96])" office:value-type="float" office:value="0.007919">
            <text:p>0.00791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7919">
            <text:p>-0.007919</text:p>
          </table:table-cell>
          <table:table-cell table:formula="of:=ABS([.C97])" office:value-type="float" office:value="0.007919">
            <text:p>0.00791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7919">
            <text:p>-0.007919</text:p>
          </table:table-cell>
          <table:table-cell table:formula="of:=ABS([.C98])" office:value-type="float" office:value="0.007919">
            <text:p>0.00791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7919">
            <text:p>-0.007919</text:p>
          </table:table-cell>
          <table:table-cell table:formula="of:=ABS([.C99])" office:value-type="float" office:value="0.007919">
            <text:p>0.00791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7919">
            <text:p>-0.007919</text:p>
          </table:table-cell>
          <table:table-cell table:formula="of:=ABS([.C100])" office:value-type="float" office:value="0.007919">
            <text:p>0.007919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6941">
            <text:p>-0.016941</text:p>
          </table:table-cell>
          <table:table-cell table:formula="of:=ABS([.C101])" office:value-type="float" office:value="0.016941">
            <text:p>0.01694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6941">
            <text:p>-0.016941</text:p>
          </table:table-cell>
          <table:table-cell table:formula="of:=ABS([.C102])" office:value-type="float" office:value="0.016941">
            <text:p>0.01694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6941">
            <text:p>-0.016941</text:p>
          </table:table-cell>
          <table:table-cell table:formula="of:=ABS([.C103])" office:value-type="float" office:value="0.016941">
            <text:p>0.01694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6941">
            <text:p>-0.016941</text:p>
          </table:table-cell>
          <table:table-cell table:formula="of:=ABS([.C104])" office:value-type="float" office:value="0.016941">
            <text:p>0.01694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2353">
            <text:p>-0.012353</text:p>
          </table:table-cell>
          <table:table-cell table:formula="of:=ABS([.C105])" office:value-type="float" office:value="0.012353">
            <text:p>0.01235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2353">
            <text:p>-0.012353</text:p>
          </table:table-cell>
          <table:table-cell table:formula="of:=ABS([.C106])" office:value-type="float" office:value="0.012353">
            <text:p>0.01235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2353">
            <text:p>-0.012353</text:p>
          </table:table-cell>
          <table:table-cell table:formula="of:=ABS([.C107])" office:value-type="float" office:value="0.012353">
            <text:p>0.01235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2353">
            <text:p>-0.012353</text:p>
          </table:table-cell>
          <table:table-cell table:formula="of:=ABS([.C108])" office:value-type="float" office:value="0.012353">
            <text:p>0.01235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2353">
            <text:p>-0.012353</text:p>
          </table:table-cell>
          <table:table-cell table:formula="of:=ABS([.C109])" office:value-type="float" office:value="0.012353">
            <text:p>0.01235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2353">
            <text:p>-0.012353</text:p>
          </table:table-cell>
          <table:table-cell table:formula="of:=ABS([.C110])" office:value-type="float" office:value="0.012353">
            <text:p>0.01235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12353">
            <text:p>-0.012353</text:p>
          </table:table-cell>
          <table:table-cell table:formula="of:=ABS([.C111])" office:value-type="float" office:value="0.012353">
            <text:p>0.012353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061">
            <text:p>-0.001061</text:p>
          </table:table-cell>
          <table:table-cell table:formula="of:=ABS([.C112])" office:value-type="float" office:value="0.001061">
            <text:p>0.00106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061">
            <text:p>-0.001061</text:p>
          </table:table-cell>
          <table:table-cell table:formula="of:=ABS([.C113])" office:value-type="float" office:value="0.001061">
            <text:p>0.00106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061">
            <text:p>-0.001061</text:p>
          </table:table-cell>
          <table:table-cell table:formula="of:=ABS([.C114])" office:value-type="float" office:value="0.001061">
            <text:p>0.00106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061">
            <text:p>-0.001061</text:p>
          </table:table-cell>
          <table:table-cell table:formula="of:=ABS([.C115])" office:value-type="float" office:value="0.001061">
            <text:p>0.001061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332">
            <text:p>-0.001332</text:p>
          </table:table-cell>
          <table:table-cell table:formula="of:=ABS([.C116])" office:value-type="float" office:value="0.001332">
            <text:p>0.00133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332">
            <text:p>-0.001332</text:p>
          </table:table-cell>
          <table:table-cell table:formula="of:=ABS([.C117])" office:value-type="float" office:value="0.001332">
            <text:p>0.00133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332">
            <text:p>-0.001332</text:p>
          </table:table-cell>
          <table:table-cell table:formula="of:=ABS([.C118])" office:value-type="float" office:value="0.001332">
            <text:p>0.00133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332">
            <text:p>-0.001332</text:p>
          </table:table-cell>
          <table:table-cell table:formula="of:=ABS([.C119])" office:value-type="float" office:value="0.001332">
            <text:p>0.00133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332">
            <text:p>-0.001332</text:p>
          </table:table-cell>
          <table:table-cell table:formula="of:=ABS([.C120])" office:value-type="float" office:value="0.001332">
            <text:p>0.00133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332">
            <text:p>-0.001332</text:p>
          </table:table-cell>
          <table:table-cell table:formula="of:=ABS([.C121])" office:value-type="float" office:value="0.001332">
            <text:p>0.00133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-0.001332">
            <text:p>-0.001332</text:p>
          </table:table-cell>
          <table:table-cell table:formula="of:=ABS([.C122])" office:value-type="float" office:value="0.001332">
            <text:p>0.001332</text:p>
          </table:table-cell>
        </table:table-row>
        <table:table-row table:style-name="ro2">
          <table:table-cell/>
          <table:table-cell office:value-type="string">
            <text:p>offset</text:p>
          </table:table-cell>
          <table:table-cell office:value-type="float" office:value="0.005656">
            <text:p>0.005656</text:p>
          </table:table-cell>
          <table:table-cell table:formula="of:=ABS([.C123])" office:value-type="float" office:value="0.005656">
            <text:p>0.005656</text:p>
          </table:table-cell>
        </table:table-row>
        <table:table-row table:style-name="ro2">
          <table:table-cell table:number-columns-repeated="3"/>
          <table:table-cell table:formula="of:=AVERAGE([.D2:.D123])" office:value-type="float" office:value="0.00531335245901639">
            <text:p>0.0053133525</text:p>
          </table:table-cell>
        </table:table-row>
      </table:table>
      <table:table table:name="Mexico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652">
            <text:p>-0.003652</text:p>
          </table:table-cell>
          <table:table-cell table:formula="of:=ABS([.C2])" office:value-type="float" office:value="0.003652">
            <text:p>0.00365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726">
            <text:p>0.000726</text:p>
          </table:table-cell>
          <table:table-cell table:formula="of:=ABS([.C3])" office:value-type="float" office:value="0.000726">
            <text:p>0.00072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726">
            <text:p>0.000726</text:p>
          </table:table-cell>
          <table:table-cell table:formula="of:=ABS([.C4])" office:value-type="float" office:value="0.000726">
            <text:p>0.00072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17">
            <text:p>0.001217</text:p>
          </table:table-cell>
          <table:table-cell table:formula="of:=ABS([.C5])" office:value-type="float" office:value="0.001217">
            <text:p>0.00121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17">
            <text:p>0.001217</text:p>
          </table:table-cell>
          <table:table-cell table:formula="of:=ABS([.C6])" office:value-type="float" office:value="0.001217">
            <text:p>0.00121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67">
            <text:p>0.00267</text:p>
          </table:table-cell>
          <table:table-cell table:formula="of:=ABS([.C7])" office:value-type="float" office:value="0.00267">
            <text:p>0.0026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67">
            <text:p>0.00267</text:p>
          </table:table-cell>
          <table:table-cell table:formula="of:=ABS([.C8])" office:value-type="float" office:value="0.00267">
            <text:p>0.0026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109">
            <text:p>0.002109</text:p>
          </table:table-cell>
          <table:table-cell table:formula="of:=ABS([.C9])" office:value-type="float" office:value="0.002109">
            <text:p>0.0021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52">
            <text:p>0.001252</text:p>
          </table:table-cell>
          <table:table-cell table:formula="of:=ABS([.C10])" office:value-type="float" office:value="0.001252">
            <text:p>0.00125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52">
            <text:p>0.001252</text:p>
          </table:table-cell>
          <table:table-cell table:formula="of:=ABS([.C11])" office:value-type="float" office:value="0.001252">
            <text:p>0.00125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52">
            <text:p>0.001252</text:p>
          </table:table-cell>
          <table:table-cell table:formula="of:=ABS([.C12])" office:value-type="float" office:value="0.001252">
            <text:p>0.00125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19">
            <text:p>0.001019</text:p>
          </table:table-cell>
          <table:table-cell table:formula="of:=ABS([.C13])" office:value-type="float" office:value="0.001019">
            <text:p>0.00101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82">
            <text:p>0.001282</text:p>
          </table:table-cell>
          <table:table-cell table:formula="of:=ABS([.C14])" office:value-type="float" office:value="0.001282">
            <text:p>0.0012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82">
            <text:p>0.001282</text:p>
          </table:table-cell>
          <table:table-cell table:formula="of:=ABS([.C15])" office:value-type="float" office:value="0.001282">
            <text:p>0.0012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82">
            <text:p>0.001282</text:p>
          </table:table-cell>
          <table:table-cell table:formula="of:=ABS([.C16])" office:value-type="float" office:value="0.001282">
            <text:p>0.0012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82">
            <text:p>0.001282</text:p>
          </table:table-cell>
          <table:table-cell table:formula="of:=ABS([.C17])" office:value-type="float" office:value="0.001282">
            <text:p>0.0012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82">
            <text:p>0.001282</text:p>
          </table:table-cell>
          <table:table-cell table:formula="of:=ABS([.C18])" office:value-type="float" office:value="0.001282">
            <text:p>0.0012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82">
            <text:p>0.001282</text:p>
          </table:table-cell>
          <table:table-cell table:formula="of:=ABS([.C19])" office:value-type="float" office:value="0.001282">
            <text:p>0.0012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82">
            <text:p>0.001282</text:p>
          </table:table-cell>
          <table:table-cell table:formula="of:=ABS([.C20])" office:value-type="float" office:value="0.001282">
            <text:p>0.0012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526">
            <text:p>0.00526</text:p>
          </table:table-cell>
          <table:table-cell table:formula="of:=ABS([.C21])" office:value-type="float" office:value="0.00526">
            <text:p>0.0052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526">
            <text:p>0.00526</text:p>
          </table:table-cell>
          <table:table-cell table:formula="of:=ABS([.C22])" office:value-type="float" office:value="0.00526">
            <text:p>0.0052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526">
            <text:p>0.00526</text:p>
          </table:table-cell>
          <table:table-cell table:formula="of:=ABS([.C23])" office:value-type="float" office:value="0.00526">
            <text:p>0.0052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694">
            <text:p>0.003694</text:p>
          </table:table-cell>
          <table:table-cell table:formula="of:=ABS([.C24])" office:value-type="float" office:value="0.003694">
            <text:p>0.00369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694">
            <text:p>0.003694</text:p>
          </table:table-cell>
          <table:table-cell table:formula="of:=ABS([.C25])" office:value-type="float" office:value="0.003694">
            <text:p>0.00369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29">
            <text:p>0.001529</text:p>
          </table:table-cell>
          <table:table-cell table:formula="of:=ABS([.C26])" office:value-type="float" office:value="0.001529">
            <text:p>0.0015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29">
            <text:p>0.001529</text:p>
          </table:table-cell>
          <table:table-cell table:formula="of:=ABS([.C27])" office:value-type="float" office:value="0.001529">
            <text:p>0.0015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29">
            <text:p>0.001529</text:p>
          </table:table-cell>
          <table:table-cell table:formula="of:=ABS([.C28])" office:value-type="float" office:value="0.001529">
            <text:p>0.0015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29">
            <text:p>0.001529</text:p>
          </table:table-cell>
          <table:table-cell table:formula="of:=ABS([.C29])" office:value-type="float" office:value="0.001529">
            <text:p>0.0015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29">
            <text:p>0.001529</text:p>
          </table:table-cell>
          <table:table-cell table:formula="of:=ABS([.C30])" office:value-type="float" office:value="0.001529">
            <text:p>0.0015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29">
            <text:p>0.001529</text:p>
          </table:table-cell>
          <table:table-cell table:formula="of:=ABS([.C31])" office:value-type="float" office:value="0.001529">
            <text:p>0.0015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29">
            <text:p>0.001529</text:p>
          </table:table-cell>
          <table:table-cell table:formula="of:=ABS([.C32])" office:value-type="float" office:value="0.001529">
            <text:p>0.0015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161">
            <text:p>-0.002161</text:p>
          </table:table-cell>
          <table:table-cell table:formula="of:=ABS([.C33])" office:value-type="float" office:value="0.002161">
            <text:p>0.00216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161">
            <text:p>-0.002161</text:p>
          </table:table-cell>
          <table:table-cell table:formula="of:=ABS([.C34])" office:value-type="float" office:value="0.002161">
            <text:p>0.00216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472">
            <text:p>-0.002472</text:p>
          </table:table-cell>
          <table:table-cell table:formula="of:=ABS([.C35])" office:value-type="float" office:value="0.002472">
            <text:p>0.00247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472">
            <text:p>-0.002472</text:p>
          </table:table-cell>
          <table:table-cell table:formula="of:=ABS([.C36])" office:value-type="float" office:value="0.002472">
            <text:p>0.00247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472">
            <text:p>-0.002472</text:p>
          </table:table-cell>
          <table:table-cell table:formula="of:=ABS([.C37])" office:value-type="float" office:value="0.002472">
            <text:p>0.00247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472">
            <text:p>-0.002472</text:p>
          </table:table-cell>
          <table:table-cell table:formula="of:=ABS([.C38])" office:value-type="float" office:value="0.002472">
            <text:p>0.00247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89">
            <text:p>-0.00089</text:p>
          </table:table-cell>
          <table:table-cell table:formula="of:=ABS([.C39])" office:value-type="float" office:value="0.00089">
            <text:p>0.0008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545">
            <text:p>0.000545</text:p>
          </table:table-cell>
          <table:table-cell table:formula="of:=ABS([.C40])" office:value-type="float" office:value="0.000545">
            <text:p>0.00054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545">
            <text:p>0.000545</text:p>
          </table:table-cell>
          <table:table-cell table:formula="of:=ABS([.C41])" office:value-type="float" office:value="0.000545">
            <text:p>0.00054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545">
            <text:p>0.000545</text:p>
          </table:table-cell>
          <table:table-cell table:formula="of:=ABS([.C42])" office:value-type="float" office:value="0.000545">
            <text:p>0.00054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545">
            <text:p>0.000545</text:p>
          </table:table-cell>
          <table:table-cell table:formula="of:=ABS([.C43])" office:value-type="float" office:value="0.000545">
            <text:p>0.00054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973">
            <text:p>-0.005973</text:p>
          </table:table-cell>
          <table:table-cell table:formula="of:=ABS([.C44])" office:value-type="float" office:value="0.005973">
            <text:p>0.0059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973">
            <text:p>-0.005973</text:p>
          </table:table-cell>
          <table:table-cell table:formula="of:=ABS([.C45])" office:value-type="float" office:value="0.005973">
            <text:p>0.0059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973">
            <text:p>-0.005973</text:p>
          </table:table-cell>
          <table:table-cell table:formula="of:=ABS([.C46])" office:value-type="float" office:value="0.005973">
            <text:p>0.0059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035">
            <text:p>-0.005035</text:p>
          </table:table-cell>
          <table:table-cell table:formula="of:=ABS([.C47])" office:value-type="float" office:value="0.005035">
            <text:p>0.00503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035">
            <text:p>-0.005035</text:p>
          </table:table-cell>
          <table:table-cell table:formula="of:=ABS([.C48])" office:value-type="float" office:value="0.005035">
            <text:p>0.00503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035">
            <text:p>-0.005035</text:p>
          </table:table-cell>
          <table:table-cell table:formula="of:=ABS([.C49])" office:value-type="float" office:value="0.005035">
            <text:p>0.00503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035">
            <text:p>-0.005035</text:p>
          </table:table-cell>
          <table:table-cell table:formula="of:=ABS([.C50])" office:value-type="float" office:value="0.005035">
            <text:p>0.00503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1773">
            <text:p>0.011773</text:p>
          </table:table-cell>
          <table:table-cell table:formula="of:=ABS([.C51])" office:value-type="float" office:value="0.011773">
            <text:p>0.011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1773">
            <text:p>0.011773</text:p>
          </table:table-cell>
          <table:table-cell table:formula="of:=ABS([.C52])" office:value-type="float" office:value="0.011773">
            <text:p>0.011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1773">
            <text:p>0.011773</text:p>
          </table:table-cell>
          <table:table-cell table:formula="of:=ABS([.C53])" office:value-type="float" office:value="0.011773">
            <text:p>0.011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1773">
            <text:p>0.011773</text:p>
          </table:table-cell>
          <table:table-cell table:formula="of:=ABS([.C54])" office:value-type="float" office:value="0.011773">
            <text:p>0.011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1773">
            <text:p>0.011773</text:p>
          </table:table-cell>
          <table:table-cell table:formula="of:=ABS([.C55])" office:value-type="float" office:value="0.011773">
            <text:p>0.011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1773">
            <text:p>0.011773</text:p>
          </table:table-cell>
          <table:table-cell table:formula="of:=ABS([.C56])" office:value-type="float" office:value="0.011773">
            <text:p>0.011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1773">
            <text:p>0.011773</text:p>
          </table:table-cell>
          <table:table-cell table:formula="of:=ABS([.C57])" office:value-type="float" office:value="0.011773">
            <text:p>0.011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71">
            <text:p>0.001271</text:p>
          </table:table-cell>
          <table:table-cell table:formula="of:=ABS([.C58])" office:value-type="float" office:value="0.001271">
            <text:p>0.0012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71">
            <text:p>0.001271</text:p>
          </table:table-cell>
          <table:table-cell table:formula="of:=ABS([.C59])" office:value-type="float" office:value="0.001271">
            <text:p>0.0012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71">
            <text:p>0.001271</text:p>
          </table:table-cell>
          <table:table-cell table:formula="of:=ABS([.C60])" office:value-type="float" office:value="0.001271">
            <text:p>0.0012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71">
            <text:p>0.001271</text:p>
          </table:table-cell>
          <table:table-cell table:formula="of:=ABS([.C61])" office:value-type="float" office:value="0.001271">
            <text:p>0.0012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71">
            <text:p>0.001271</text:p>
          </table:table-cell>
          <table:table-cell table:formula="of:=ABS([.C62])" office:value-type="float" office:value="0.001271">
            <text:p>0.0012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71">
            <text:p>0.001271</text:p>
          </table:table-cell>
          <table:table-cell table:formula="of:=ABS([.C63])" office:value-type="float" office:value="0.001271">
            <text:p>0.0012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71">
            <text:p>0.001271</text:p>
          </table:table-cell>
          <table:table-cell table:formula="of:=ABS([.C64])" office:value-type="float" office:value="0.001271">
            <text:p>0.0012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944">
            <text:p>0.001944</text:p>
          </table:table-cell>
          <table:table-cell table:formula="of:=ABS([.C65])" office:value-type="float" office:value="0.001944">
            <text:p>0.0019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944">
            <text:p>0.001944</text:p>
          </table:table-cell>
          <table:table-cell table:formula="of:=ABS([.C66])" office:value-type="float" office:value="0.001944">
            <text:p>0.0019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944">
            <text:p>0.001944</text:p>
          </table:table-cell>
          <table:table-cell table:formula="of:=ABS([.C67])" office:value-type="float" office:value="0.001944">
            <text:p>0.0019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82">
            <text:p>-0.007682</text:p>
          </table:table-cell>
          <table:table-cell table:formula="of:=ABS([.C68])" office:value-type="float" office:value="0.007682">
            <text:p>0.0076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82">
            <text:p>-0.007682</text:p>
          </table:table-cell>
          <table:table-cell table:formula="of:=ABS([.C69])" office:value-type="float" office:value="0.007682">
            <text:p>0.0076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82">
            <text:p>-0.007682</text:p>
          </table:table-cell>
          <table:table-cell table:formula="of:=ABS([.C70])" office:value-type="float" office:value="0.007682">
            <text:p>0.0076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82">
            <text:p>-0.007682</text:p>
          </table:table-cell>
          <table:table-cell table:formula="of:=ABS([.C71])" office:value-type="float" office:value="0.007682">
            <text:p>0.00768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24">
            <text:p>-0.007624</text:p>
          </table:table-cell>
          <table:table-cell table:formula="of:=ABS([.C72])" office:value-type="float" office:value="0.007624">
            <text:p>0.00762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24">
            <text:p>-0.007624</text:p>
          </table:table-cell>
          <table:table-cell table:formula="of:=ABS([.C73])" office:value-type="float" office:value="0.007624">
            <text:p>0.00762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24">
            <text:p>-0.007624</text:p>
          </table:table-cell>
          <table:table-cell table:formula="of:=ABS([.C74])" office:value-type="float" office:value="0.007624">
            <text:p>0.00762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24">
            <text:p>-0.007624</text:p>
          </table:table-cell>
          <table:table-cell table:formula="of:=ABS([.C75])" office:value-type="float" office:value="0.007624">
            <text:p>0.00762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24">
            <text:p>-0.007624</text:p>
          </table:table-cell>
          <table:table-cell table:formula="of:=ABS([.C76])" office:value-type="float" office:value="0.007624">
            <text:p>0.00762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24">
            <text:p>-0.007624</text:p>
          </table:table-cell>
          <table:table-cell table:formula="of:=ABS([.C77])" office:value-type="float" office:value="0.007624">
            <text:p>0.00762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624">
            <text:p>-0.007624</text:p>
          </table:table-cell>
          <table:table-cell table:formula="of:=ABS([.C78])" office:value-type="float" office:value="0.007624">
            <text:p>0.00762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339">
            <text:p>-0.005339</text:p>
          </table:table-cell>
          <table:table-cell table:formula="of:=ABS([.C79])" office:value-type="float" office:value="0.005339">
            <text:p>0.00533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339">
            <text:p>-0.005339</text:p>
          </table:table-cell>
          <table:table-cell table:formula="of:=ABS([.C80])" office:value-type="float" office:value="0.005339">
            <text:p>0.00533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339">
            <text:p>-0.005339</text:p>
          </table:table-cell>
          <table:table-cell table:formula="of:=ABS([.C81])" office:value-type="float" office:value="0.005339">
            <text:p>0.00533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339">
            <text:p>-0.005339</text:p>
          </table:table-cell>
          <table:table-cell table:formula="of:=ABS([.C82])" office:value-type="float" office:value="0.005339">
            <text:p>0.00533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339">
            <text:p>-0.005339</text:p>
          </table:table-cell>
          <table:table-cell table:formula="of:=ABS([.C83])" office:value-type="float" office:value="0.005339">
            <text:p>0.00533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339">
            <text:p>-0.005339</text:p>
          </table:table-cell>
          <table:table-cell table:formula="of:=ABS([.C84])" office:value-type="float" office:value="0.005339">
            <text:p>0.00533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5339">
            <text:p>-0.005339</text:p>
          </table:table-cell>
          <table:table-cell table:formula="of:=ABS([.C85])" office:value-type="float" office:value="0.005339">
            <text:p>0.00533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966">
            <text:p>-0.002966</text:p>
          </table:table-cell>
          <table:table-cell table:formula="of:=ABS([.C86])" office:value-type="float" office:value="0.002966">
            <text:p>0.00296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966">
            <text:p>-0.002966</text:p>
          </table:table-cell>
          <table:table-cell table:formula="of:=ABS([.C87])" office:value-type="float" office:value="0.002966">
            <text:p>0.00296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966">
            <text:p>-0.002966</text:p>
          </table:table-cell>
          <table:table-cell table:formula="of:=ABS([.C88])" office:value-type="float" office:value="0.002966">
            <text:p>0.00296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966">
            <text:p>-0.002966</text:p>
          </table:table-cell>
          <table:table-cell table:formula="of:=ABS([.C89])" office:value-type="float" office:value="0.002966">
            <text:p>0.00296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966">
            <text:p>-0.002966</text:p>
          </table:table-cell>
          <table:table-cell table:formula="of:=ABS([.C90])" office:value-type="float" office:value="0.002966">
            <text:p>0.00296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966">
            <text:p>-0.002966</text:p>
          </table:table-cell>
          <table:table-cell table:formula="of:=ABS([.C91])" office:value-type="float" office:value="0.002966">
            <text:p>0.00296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966">
            <text:p>-0.002966</text:p>
          </table:table-cell>
          <table:table-cell table:formula="of:=ABS([.C92])" office:value-type="float" office:value="0.002966">
            <text:p>0.00296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373">
            <text:p>-0.002373</text:p>
          </table:table-cell>
          <table:table-cell table:formula="of:=ABS([.C93])" office:value-type="float" office:value="0.002373">
            <text:p>0.0023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373">
            <text:p>-0.002373</text:p>
          </table:table-cell>
          <table:table-cell table:formula="of:=ABS([.C94])" office:value-type="float" office:value="0.002373">
            <text:p>0.0023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373">
            <text:p>-0.002373</text:p>
          </table:table-cell>
          <table:table-cell table:formula="of:=ABS([.C95])" office:value-type="float" office:value="0.002373">
            <text:p>0.0023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001">
            <text:p>-0.000001</text:p>
          </table:table-cell>
          <table:table-cell table:formula="of:=ABS([.C96])" office:value-type="float" office:value="0.000001">
            <text:p>0.0000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401">
            <text:p>0.003401</text:p>
          </table:table-cell>
          <table:table-cell table:formula="of:=ABS([.C97])" office:value-type="float" office:value="0.003401">
            <text:p>0.0034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401">
            <text:p>0.003401</text:p>
          </table:table-cell>
          <table:table-cell table:formula="of:=ABS([.C98])" office:value-type="float" office:value="0.003401">
            <text:p>0.0034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401">
            <text:p>0.003401</text:p>
          </table:table-cell>
          <table:table-cell table:formula="of:=ABS([.C99])" office:value-type="float" office:value="0.003401">
            <text:p>0.0034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401">
            <text:p>0.003401</text:p>
          </table:table-cell>
          <table:table-cell table:formula="of:=ABS([.C100])" office:value-type="float" office:value="0.003401">
            <text:p>0.0034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401">
            <text:p>0.003401</text:p>
          </table:table-cell>
          <table:table-cell table:formula="of:=ABS([.C101])" office:value-type="float" office:value="0.003401">
            <text:p>0.0034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401">
            <text:p>0.003401</text:p>
          </table:table-cell>
          <table:table-cell table:formula="of:=ABS([.C102])" office:value-type="float" office:value="0.003401">
            <text:p>0.0034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401">
            <text:p>0.003401</text:p>
          </table:table-cell>
          <table:table-cell table:formula="of:=ABS([.C103])" office:value-type="float" office:value="0.003401">
            <text:p>0.0034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783">
            <text:p>0.001783</text:p>
          </table:table-cell>
          <table:table-cell table:formula="of:=ABS([.C104])" office:value-type="float" office:value="0.001783">
            <text:p>0.0017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783">
            <text:p>0.001783</text:p>
          </table:table-cell>
          <table:table-cell table:formula="of:=ABS([.C105])" office:value-type="float" office:value="0.001783">
            <text:p>0.0017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783">
            <text:p>0.001783</text:p>
          </table:table-cell>
          <table:table-cell table:formula="of:=ABS([.C106])" office:value-type="float" office:value="0.001783">
            <text:p>0.0017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783">
            <text:p>0.001783</text:p>
          </table:table-cell>
          <table:table-cell table:formula="of:=ABS([.C107])" office:value-type="float" office:value="0.001783">
            <text:p>0.0017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575">
            <text:p>0.002575</text:p>
          </table:table-cell>
          <table:table-cell table:formula="of:=ABS([.C108])" office:value-type="float" office:value="0.002575">
            <text:p>0.00257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575">
            <text:p>0.002575</text:p>
          </table:table-cell>
          <table:table-cell table:formula="of:=ABS([.C109])" office:value-type="float" office:value="0.002575">
            <text:p>0.00257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575">
            <text:p>0.002575</text:p>
          </table:table-cell>
          <table:table-cell table:formula="of:=ABS([.C110])" office:value-type="float" office:value="0.002575">
            <text:p>0.00257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575">
            <text:p>0.002575</text:p>
          </table:table-cell>
          <table:table-cell table:formula="of:=ABS([.C111])" office:value-type="float" office:value="0.002575">
            <text:p>0.00257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314">
            <text:p>0.002314</text:p>
          </table:table-cell>
          <table:table-cell table:formula="of:=ABS([.C112])" office:value-type="float" office:value="0.002314">
            <text:p>0.00231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314">
            <text:p>0.002314</text:p>
          </table:table-cell>
          <table:table-cell table:formula="of:=ABS([.C113])" office:value-type="float" office:value="0.002314">
            <text:p>0.00231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314">
            <text:p>0.002314</text:p>
          </table:table-cell>
          <table:table-cell table:formula="of:=ABS([.C114])" office:value-type="float" office:value="0.002314">
            <text:p>0.00231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314">
            <text:p>0.002314</text:p>
          </table:table-cell>
          <table:table-cell table:formula="of:=ABS([.C115])" office:value-type="float" office:value="0.002314">
            <text:p>0.00231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314">
            <text:p>0.002314</text:p>
          </table:table-cell>
          <table:table-cell table:formula="of:=ABS([.C116])" office:value-type="float" office:value="0.002314">
            <text:p>0.00231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314">
            <text:p>0.002314</text:p>
          </table:table-cell>
          <table:table-cell table:formula="of:=ABS([.C117])" office:value-type="float" office:value="0.002314">
            <text:p>0.00231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064">
            <text:p>0.002064</text:p>
          </table:table-cell>
          <table:table-cell table:formula="of:=ABS([.C118])" office:value-type="float" office:value="0.002064">
            <text:p>0.00206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064">
            <text:p>0.002064</text:p>
          </table:table-cell>
          <table:table-cell table:formula="of:=ABS([.C119])" office:value-type="float" office:value="0.002064">
            <text:p>0.00206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064">
            <text:p>0.002064</text:p>
          </table:table-cell>
          <table:table-cell table:formula="of:=ABS([.C120])" office:value-type="float" office:value="0.002064">
            <text:p>0.00206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064">
            <text:p>0.002064</text:p>
          </table:table-cell>
          <table:table-cell table:formula="of:=ABS([.C121])" office:value-type="float" office:value="0.002064">
            <text:p>0.00206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064">
            <text:p>0.002064</text:p>
          </table:table-cell>
          <table:table-cell table:formula="of:=ABS([.C122])" office:value-type="float" office:value="0.002064">
            <text:p>0.00206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064">
            <text:p>0.002064</text:p>
          </table:table-cell>
          <table:table-cell table:formula="of:=ABS([.C123])" office:value-type="float" office:value="0.002064">
            <text:p>0.00206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064">
            <text:p>0.002064</text:p>
          </table:table-cell>
          <table:table-cell table:formula="of:=ABS([.C124])" office:value-type="float" office:value="0.002064">
            <text:p>0.00206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919">
            <text:p>0.000919</text:p>
          </table:table-cell>
          <table:table-cell table:formula="of:=ABS([.C125])" office:value-type="float" office:value="0.000919">
            <text:p>0.00091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919">
            <text:p>0.000919</text:p>
          </table:table-cell>
          <table:table-cell table:formula="of:=ABS([.C126])" office:value-type="float" office:value="0.000919">
            <text:p>0.00091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919">
            <text:p>0.000919</text:p>
          </table:table-cell>
          <table:table-cell table:formula="of:=ABS([.C127])" office:value-type="float" office:value="0.000919">
            <text:p>0.00091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919">
            <text:p>0.000919</text:p>
          </table:table-cell>
          <table:table-cell table:formula="of:=ABS([.C128])" office:value-type="float" office:value="0.000919">
            <text:p>0.00091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31">
            <text:p>-0.000631</text:p>
          </table:table-cell>
          <table:table-cell table:formula="of:=ABS([.C129])" office:value-type="float" office:value="0.000631">
            <text:p>0.00063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31">
            <text:p>-0.000631</text:p>
          </table:table-cell>
          <table:table-cell table:formula="of:=ABS([.C130])" office:value-type="float" office:value="0.000631">
            <text:p>0.00063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31">
            <text:p>-0.000631</text:p>
          </table:table-cell>
          <table:table-cell table:formula="of:=ABS([.C131])" office:value-type="float" office:value="0.000631">
            <text:p>0.00063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844">
            <text:p>-0.000844</text:p>
          </table:table-cell>
          <table:table-cell table:formula="of:=ABS([.C132])" office:value-type="float" office:value="0.000844">
            <text:p>0.0008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844">
            <text:p>-0.000844</text:p>
          </table:table-cell>
          <table:table-cell table:formula="of:=ABS([.C133])" office:value-type="float" office:value="0.000844">
            <text:p>0.0008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844">
            <text:p>-0.000844</text:p>
          </table:table-cell>
          <table:table-cell table:formula="of:=ABS([.C134])" office:value-type="float" office:value="0.000844">
            <text:p>0.0008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844">
            <text:p>-0.000844</text:p>
          </table:table-cell>
          <table:table-cell table:formula="of:=ABS([.C135])" office:value-type="float" office:value="0.000844">
            <text:p>0.0008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844">
            <text:p>-0.000844</text:p>
          </table:table-cell>
          <table:table-cell table:formula="of:=ABS([.C136])" office:value-type="float" office:value="0.000844">
            <text:p>0.0008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844">
            <text:p>-0.000844</text:p>
          </table:table-cell>
          <table:table-cell table:formula="of:=ABS([.C137])" office:value-type="float" office:value="0.000844">
            <text:p>0.0008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844">
            <text:p>-0.000844</text:p>
          </table:table-cell>
          <table:table-cell table:formula="of:=ABS([.C138])" office:value-type="float" office:value="0.000844">
            <text:p>0.0008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069">
            <text:p>0.000069</text:p>
          </table:table-cell>
          <table:table-cell table:formula="of:=ABS([.C139])" office:value-type="float" office:value="0.000069">
            <text:p>0.00006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069">
            <text:p>0.000069</text:p>
          </table:table-cell>
          <table:table-cell table:formula="of:=ABS([.C140])" office:value-type="float" office:value="0.000069">
            <text:p>0.00006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069">
            <text:p>0.000069</text:p>
          </table:table-cell>
          <table:table-cell table:formula="of:=ABS([.C141])" office:value-type="float" office:value="0.000069">
            <text:p>0.00006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069">
            <text:p>0.000069</text:p>
          </table:table-cell>
          <table:table-cell table:formula="of:=ABS([.C142])" office:value-type="float" office:value="0.000069">
            <text:p>0.00006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88">
            <text:p>-0.000688</text:p>
          </table:table-cell>
          <table:table-cell table:formula="of:=ABS([.C143])" office:value-type="float" office:value="0.000688">
            <text:p>0.0006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88">
            <text:p>-0.000688</text:p>
          </table:table-cell>
          <table:table-cell table:formula="of:=ABS([.C144])" office:value-type="float" office:value="0.000688">
            <text:p>0.0006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88">
            <text:p>-0.000688</text:p>
          </table:table-cell>
          <table:table-cell table:formula="of:=ABS([.C145])" office:value-type="float" office:value="0.000688">
            <text:p>0.0006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88">
            <text:p>-0.000688</text:p>
          </table:table-cell>
          <table:table-cell table:formula="of:=ABS([.C146])" office:value-type="float" office:value="0.000688">
            <text:p>0.0006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88">
            <text:p>-0.000688</text:p>
          </table:table-cell>
          <table:table-cell table:formula="of:=ABS([.C147])" office:value-type="float" office:value="0.000688">
            <text:p>0.0006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88">
            <text:p>-0.000688</text:p>
          </table:table-cell>
          <table:table-cell table:formula="of:=ABS([.C148])" office:value-type="float" office:value="0.000688">
            <text:p>0.0006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88">
            <text:p>-0.000688</text:p>
          </table:table-cell>
          <table:table-cell table:formula="of:=ABS([.C149])" office:value-type="float" office:value="0.000688">
            <text:p>0.0006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88">
            <text:p>-0.000688</text:p>
          </table:table-cell>
          <table:table-cell table:formula="of:=ABS([.C150])" office:value-type="float" office:value="0.000688">
            <text:p>0.0006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88">
            <text:p>-0.000688</text:p>
          </table:table-cell>
          <table:table-cell table:formula="of:=ABS([.C151])" office:value-type="float" office:value="0.000688">
            <text:p>0.000688</text:p>
          </table:table-cell>
        </table:table-row>
        <table:table-row table:style-name="ro2">
          <table:table-cell table:number-columns-repeated="3"/>
          <table:table-cell table:formula="of:=AVERAGE([.D2:.D151])" office:value-type="float" office:value="0.00301302">
            <text:p>0.00301302</text:p>
          </table:table-cell>
        </table:table-row>
      </table:table>
      <table:table table:name="Iceland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81">
            <text:p>0.00081</text:p>
          </table:table-cell>
          <table:table-cell table:formula="of:=ABS([.C2])" office:value-type="float" office:value="0.00081">
            <text:p>0.0008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081">
            <text:p>-0.003081</text:p>
          </table:table-cell>
          <table:table-cell table:formula="of:=ABS([.C3])" office:value-type="float" office:value="0.003081">
            <text:p>0.00308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009">
            <text:p>-0.002009</text:p>
          </table:table-cell>
          <table:table-cell table:formula="of:=ABS([.C4])" office:value-type="float" office:value="0.002009">
            <text:p>0.0020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26">
            <text:p>-0.000226</text:p>
          </table:table-cell>
          <table:table-cell table:formula="of:=ABS([.C5])" office:value-type="float" office:value="0.000226">
            <text:p>0.00022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26">
            <text:p>-0.000226</text:p>
          </table:table-cell>
          <table:table-cell table:formula="of:=ABS([.C6])" office:value-type="float" office:value="0.000226">
            <text:p>0.00022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922">
            <text:p>0.001922</text:p>
          </table:table-cell>
          <table:table-cell table:formula="of:=ABS([.C7])" office:value-type="float" office:value="0.001922">
            <text:p>0.00192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922">
            <text:p>0.001922</text:p>
          </table:table-cell>
          <table:table-cell table:formula="of:=ABS([.C8])" office:value-type="float" office:value="0.001922">
            <text:p>0.00192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922">
            <text:p>0.001922</text:p>
          </table:table-cell>
          <table:table-cell table:formula="of:=ABS([.C9])" office:value-type="float" office:value="0.001922">
            <text:p>0.00192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426">
            <text:p>0.002426</text:p>
          </table:table-cell>
          <table:table-cell table:formula="of:=ABS([.C10])" office:value-type="float" office:value="0.002426">
            <text:p>0.00242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245">
            <text:p>0.001245</text:p>
          </table:table-cell>
          <table:table-cell table:formula="of:=ABS([.C11])" office:value-type="float" office:value="0.001245">
            <text:p>0.00124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25">
            <text:p>0.001125</text:p>
          </table:table-cell>
          <table:table-cell table:formula="of:=ABS([.C12])" office:value-type="float" office:value="0.001125">
            <text:p>0.0011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65">
            <text:p>0.00065</text:p>
          </table:table-cell>
          <table:table-cell table:formula="of:=ABS([.C13])" office:value-type="float" office:value="0.00065">
            <text:p>0.0006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756">
            <text:p>0.000756</text:p>
          </table:table-cell>
          <table:table-cell table:formula="of:=ABS([.C14])" office:value-type="float" office:value="0.000756">
            <text:p>0.00075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098">
            <text:p>0.000098</text:p>
          </table:table-cell>
          <table:table-cell table:formula="of:=ABS([.C15])" office:value-type="float" office:value="0.000098">
            <text:p>0.00009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098">
            <text:p>0.000098</text:p>
          </table:table-cell>
          <table:table-cell table:formula="of:=ABS([.C16])" office:value-type="float" office:value="0.000098">
            <text:p>0.00009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098">
            <text:p>0.000098</text:p>
          </table:table-cell>
          <table:table-cell table:formula="of:=ABS([.C17])" office:value-type="float" office:value="0.000098">
            <text:p>0.00009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098">
            <text:p>0.000098</text:p>
          </table:table-cell>
          <table:table-cell table:formula="of:=ABS([.C18])" office:value-type="float" office:value="0.000098">
            <text:p>0.00009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098">
            <text:p>0.000098</text:p>
          </table:table-cell>
          <table:table-cell table:formula="of:=ABS([.C19])" office:value-type="float" office:value="0.000098">
            <text:p>0.00009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098">
            <text:p>0.000098</text:p>
          </table:table-cell>
          <table:table-cell table:formula="of:=ABS([.C20])" office:value-type="float" office:value="0.000098">
            <text:p>0.00009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512">
            <text:p>0.000512</text:p>
          </table:table-cell>
          <table:table-cell table:formula="of:=ABS([.C21])" office:value-type="float" office:value="0.000512">
            <text:p>0.00051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512">
            <text:p>0.000512</text:p>
          </table:table-cell>
          <table:table-cell table:formula="of:=ABS([.C22])" office:value-type="float" office:value="0.000512">
            <text:p>0.00051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36">
            <text:p>0.001536</text:p>
          </table:table-cell>
          <table:table-cell table:formula="of:=ABS([.C23])" office:value-type="float" office:value="0.001536">
            <text:p>0.00153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36">
            <text:p>0.001536</text:p>
          </table:table-cell>
          <table:table-cell table:formula="of:=ABS([.C24])" office:value-type="float" office:value="0.001536">
            <text:p>0.00153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36">
            <text:p>0.001536</text:p>
          </table:table-cell>
          <table:table-cell table:formula="of:=ABS([.C25])" office:value-type="float" office:value="0.001536">
            <text:p>0.00153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36">
            <text:p>0.001536</text:p>
          </table:table-cell>
          <table:table-cell table:formula="of:=ABS([.C26])" office:value-type="float" office:value="0.001536">
            <text:p>0.00153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36">
            <text:p>0.001536</text:p>
          </table:table-cell>
          <table:table-cell table:formula="of:=ABS([.C27])" office:value-type="float" office:value="0.001536">
            <text:p>0.00153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83">
            <text:p>0.001183</text:p>
          </table:table-cell>
          <table:table-cell table:formula="of:=ABS([.C28])" office:value-type="float" office:value="0.001183">
            <text:p>0.0011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83">
            <text:p>0.001183</text:p>
          </table:table-cell>
          <table:table-cell table:formula="of:=ABS([.C29])" office:value-type="float" office:value="0.001183">
            <text:p>0.0011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83">
            <text:p>0.001183</text:p>
          </table:table-cell>
          <table:table-cell table:formula="of:=ABS([.C30])" office:value-type="float" office:value="0.001183">
            <text:p>0.0011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83">
            <text:p>0.001183</text:p>
          </table:table-cell>
          <table:table-cell table:formula="of:=ABS([.C31])" office:value-type="float" office:value="0.001183">
            <text:p>0.0011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83">
            <text:p>0.001183</text:p>
          </table:table-cell>
          <table:table-cell table:formula="of:=ABS([.C32])" office:value-type="float" office:value="0.001183">
            <text:p>0.0011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22">
            <text:p>0.001422</text:p>
          </table:table-cell>
          <table:table-cell table:formula="of:=ABS([.C33])" office:value-type="float" office:value="0.001422">
            <text:p>0.00142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22">
            <text:p>0.001422</text:p>
          </table:table-cell>
          <table:table-cell table:formula="of:=ABS([.C34])" office:value-type="float" office:value="0.001422">
            <text:p>0.00142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22">
            <text:p>0.001422</text:p>
          </table:table-cell>
          <table:table-cell table:formula="of:=ABS([.C35])" office:value-type="float" office:value="0.001422">
            <text:p>0.00142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22">
            <text:p>0.001422</text:p>
          </table:table-cell>
          <table:table-cell table:formula="of:=ABS([.C36])" office:value-type="float" office:value="0.001422">
            <text:p>0.00142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22">
            <text:p>0.001422</text:p>
          </table:table-cell>
          <table:table-cell table:formula="of:=ABS([.C37])" office:value-type="float" office:value="0.001422">
            <text:p>0.00142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87">
            <text:p>0.001087</text:p>
          </table:table-cell>
          <table:table-cell table:formula="of:=ABS([.C38])" office:value-type="float" office:value="0.001087">
            <text:p>0.00108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87">
            <text:p>0.001087</text:p>
          </table:table-cell>
          <table:table-cell table:formula="of:=ABS([.C39])" office:value-type="float" office:value="0.001087">
            <text:p>0.00108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87">
            <text:p>0.001087</text:p>
          </table:table-cell>
          <table:table-cell table:formula="of:=ABS([.C40])" office:value-type="float" office:value="0.001087">
            <text:p>0.00108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87">
            <text:p>0.001087</text:p>
          </table:table-cell>
          <table:table-cell table:formula="of:=ABS([.C41])" office:value-type="float" office:value="0.001087">
            <text:p>0.00108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1">
            <text:p>0.00101</text:p>
          </table:table-cell>
          <table:table-cell table:formula="of:=ABS([.C42])" office:value-type="float" office:value="0.00101">
            <text:p>0.001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1">
            <text:p>0.00101</text:p>
          </table:table-cell>
          <table:table-cell table:formula="of:=ABS([.C43])" office:value-type="float" office:value="0.00101">
            <text:p>0.001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1">
            <text:p>0.00101</text:p>
          </table:table-cell>
          <table:table-cell table:formula="of:=ABS([.C44])" office:value-type="float" office:value="0.00101">
            <text:p>0.001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1">
            <text:p>0.00101</text:p>
          </table:table-cell>
          <table:table-cell table:formula="of:=ABS([.C45])" office:value-type="float" office:value="0.00101">
            <text:p>0.00101</text:p>
          </table:table-cell>
        </table:table-row>
        <table:table-row table:style-name="ro2">
          <table:table-cell table:number-columns-repeated="3"/>
          <table:table-cell table:formula="of:=AVERAGE([.D2:.D45])" office:value-type="float" office:value="0.00111420454545454">
            <text:p>0.0011142045</text:p>
          </table:table-cell>
        </table:table-row>
      </table:table>
      <table:table table:name="ubuntu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526">
            <text:p>-0.002526</text:p>
          </table:table-cell>
          <table:table-cell table:formula="of:=ABS([.C2])" office:value-type="float" office:value="0.002526">
            <text:p>0.00252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887">
            <text:p>-0.001887</text:p>
          </table:table-cell>
          <table:table-cell table:formula="of:=ABS([.C3])" office:value-type="float" office:value="0.001887">
            <text:p>0.00188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887">
            <text:p>-0.001887</text:p>
          </table:table-cell>
          <table:table-cell table:formula="of:=ABS([.C4])" office:value-type="float" office:value="0.001887">
            <text:p>0.00188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789">
            <text:p>-0.000789</text:p>
          </table:table-cell>
          <table:table-cell table:formula="of:=ABS([.C5])" office:value-type="float" office:value="0.000789">
            <text:p>0.00078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109">
            <text:p>0.000109</text:p>
          </table:table-cell>
          <table:table-cell table:formula="of:=ABS([.C6])" office:value-type="float" office:value="0.000109">
            <text:p>0.0001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109">
            <text:p>0.000109</text:p>
          </table:table-cell>
          <table:table-cell table:formula="of:=ABS([.C7])" office:value-type="float" office:value="0.000109">
            <text:p>0.0001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7">
            <text:p>0.00107</text:p>
          </table:table-cell>
          <table:table-cell table:formula="of:=ABS([.C8])" office:value-type="float" office:value="0.00107">
            <text:p>0.001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14">
            <text:p>0.001514</text:p>
          </table:table-cell>
          <table:table-cell table:formula="of:=ABS([.C9])" office:value-type="float" office:value="0.001514">
            <text:p>0.00151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14">
            <text:p>0.001514</text:p>
          </table:table-cell>
          <table:table-cell table:formula="of:=ABS([.C10])" office:value-type="float" office:value="0.001514">
            <text:p>0.00151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514">
            <text:p>0.001514</text:p>
          </table:table-cell>
          <table:table-cell table:formula="of:=ABS([.C11])" office:value-type="float" office:value="0.001514">
            <text:p>0.00151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35">
            <text:p>0.001435</text:p>
          </table:table-cell>
          <table:table-cell table:formula="of:=ABS([.C12])" office:value-type="float" office:value="0.001435">
            <text:p>0.00143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35">
            <text:p>0.001435</text:p>
          </table:table-cell>
          <table:table-cell table:formula="of:=ABS([.C13])" office:value-type="float" office:value="0.001435">
            <text:p>0.00143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35">
            <text:p>0.001435</text:p>
          </table:table-cell>
          <table:table-cell table:formula="of:=ABS([.C14])" office:value-type="float" office:value="0.001435">
            <text:p>0.00143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35">
            <text:p>0.001435</text:p>
          </table:table-cell>
          <table:table-cell table:formula="of:=ABS([.C15])" office:value-type="float" office:value="0.001435">
            <text:p>0.00143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554">
            <text:p>0.000554</text:p>
          </table:table-cell>
          <table:table-cell table:formula="of:=ABS([.C16])" office:value-type="float" office:value="0.000554">
            <text:p>0.00055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46">
            <text:p>0.001046</text:p>
          </table:table-cell>
          <table:table-cell table:formula="of:=ABS([.C17])" office:value-type="float" office:value="0.001046">
            <text:p>0.00104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46">
            <text:p>0.001046</text:p>
          </table:table-cell>
          <table:table-cell table:formula="of:=ABS([.C18])" office:value-type="float" office:value="0.001046">
            <text:p>0.00104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993">
            <text:p>0.000993</text:p>
          </table:table-cell>
          <table:table-cell table:formula="of:=ABS([.C19])" office:value-type="float" office:value="0.000993">
            <text:p>0.00099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448">
            <text:p>0.000448</text:p>
          </table:table-cell>
          <table:table-cell table:formula="of:=ABS([.C20])" office:value-type="float" office:value="0.000448">
            <text:p>0.00044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448">
            <text:p>0.000448</text:p>
          </table:table-cell>
          <table:table-cell table:formula="of:=ABS([.C21])" office:value-type="float" office:value="0.000448">
            <text:p>0.00044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2">
            <text:p>0.00022</text:p>
          </table:table-cell>
          <table:table-cell table:formula="of:=ABS([.C22])" office:value-type="float" office:value="0.00022">
            <text:p>0.0002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1">
            <text:p>-0.000401</text:p>
          </table:table-cell>
          <table:table-cell table:formula="of:=ABS([.C23])" office:value-type="float" office:value="0.000401">
            <text:p>0.00040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657">
            <text:p>0.000657</text:p>
          </table:table-cell>
          <table:table-cell table:formula="of:=ABS([.C24])" office:value-type="float" office:value="0.000657">
            <text:p>0.00065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928">
            <text:p>-0.000928</text:p>
          </table:table-cell>
          <table:table-cell table:formula="of:=ABS([.C25])" office:value-type="float" office:value="0.000928">
            <text:p>0.00092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928">
            <text:p>-0.000928</text:p>
          </table:table-cell>
          <table:table-cell table:formula="of:=ABS([.C26])" office:value-type="float" office:value="0.000928">
            <text:p>0.00092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928">
            <text:p>-0.000928</text:p>
          </table:table-cell>
          <table:table-cell table:formula="of:=ABS([.C27])" office:value-type="float" office:value="0.000928">
            <text:p>0.00092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928">
            <text:p>-0.000928</text:p>
          </table:table-cell>
          <table:table-cell table:formula="of:=ABS([.C28])" office:value-type="float" office:value="0.000928">
            <text:p>0.00092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85">
            <text:p>0.000285</text:p>
          </table:table-cell>
          <table:table-cell table:formula="of:=ABS([.C29])" office:value-type="float" office:value="0.000285">
            <text:p>0.00028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89">
            <text:p>-0.000489</text:p>
          </table:table-cell>
          <table:table-cell table:formula="of:=ABS([.C30])" office:value-type="float" office:value="0.000489">
            <text:p>0.00048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99">
            <text:p>-0.001599</text:p>
          </table:table-cell>
          <table:table-cell table:formula="of:=ABS([.C31])" office:value-type="float" office:value="0.001599">
            <text:p>0.00159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99">
            <text:p>-0.001599</text:p>
          </table:table-cell>
          <table:table-cell table:formula="of:=ABS([.C32])" office:value-type="float" office:value="0.001599">
            <text:p>0.00159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99">
            <text:p>-0.001599</text:p>
          </table:table-cell>
          <table:table-cell table:formula="of:=ABS([.C33])" office:value-type="float" office:value="0.001599">
            <text:p>0.00159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891">
            <text:p>-0.001891</text:p>
          </table:table-cell>
          <table:table-cell table:formula="of:=ABS([.C34])" office:value-type="float" office:value="0.001891">
            <text:p>0.00189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25">
            <text:p>-0.001525</text:p>
          </table:table-cell>
          <table:table-cell table:formula="of:=ABS([.C35])" office:value-type="float" office:value="0.001525">
            <text:p>0.0015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25">
            <text:p>-0.001525</text:p>
          </table:table-cell>
          <table:table-cell table:formula="of:=ABS([.C36])" office:value-type="float" office:value="0.001525">
            <text:p>0.0015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25">
            <text:p>-0.001525</text:p>
          </table:table-cell>
          <table:table-cell table:formula="of:=ABS([.C37])" office:value-type="float" office:value="0.001525">
            <text:p>0.0015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25">
            <text:p>-0.001525</text:p>
          </table:table-cell>
          <table:table-cell table:formula="of:=ABS([.C38])" office:value-type="float" office:value="0.001525">
            <text:p>0.0015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25">
            <text:p>-0.001525</text:p>
          </table:table-cell>
          <table:table-cell table:formula="of:=ABS([.C39])" office:value-type="float" office:value="0.001525">
            <text:p>0.0015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25">
            <text:p>-0.001525</text:p>
          </table:table-cell>
          <table:table-cell table:formula="of:=ABS([.C40])" office:value-type="float" office:value="0.001525">
            <text:p>0.0015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25">
            <text:p>-0.001525</text:p>
          </table:table-cell>
          <table:table-cell table:formula="of:=ABS([.C41])" office:value-type="float" office:value="0.001525">
            <text:p>0.0015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64">
            <text:p>-0.000664</text:p>
          </table:table-cell>
          <table:table-cell table:formula="of:=ABS([.C42])" office:value-type="float" office:value="0.000664">
            <text:p>0.00066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64">
            <text:p>-0.000664</text:p>
          </table:table-cell>
          <table:table-cell table:formula="of:=ABS([.C43])" office:value-type="float" office:value="0.000664">
            <text:p>0.00066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318">
            <text:p>-0.003318</text:p>
          </table:table-cell>
          <table:table-cell table:formula="of:=ABS([.C44])" office:value-type="float" office:value="0.003318">
            <text:p>0.00331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731">
            <text:p>-0.003731</text:p>
          </table:table-cell>
          <table:table-cell table:formula="of:=ABS([.C45])" office:value-type="float" office:value="0.003731">
            <text:p>0.00373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731">
            <text:p>-0.003731</text:p>
          </table:table-cell>
          <table:table-cell table:formula="of:=ABS([.C46])" office:value-type="float" office:value="0.003731">
            <text:p>0.00373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731">
            <text:p>-0.003731</text:p>
          </table:table-cell>
          <table:table-cell table:formula="of:=ABS([.C47])" office:value-type="float" office:value="0.003731">
            <text:p>0.00373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731">
            <text:p>-0.003731</text:p>
          </table:table-cell>
          <table:table-cell table:formula="of:=ABS([.C48])" office:value-type="float" office:value="0.003731">
            <text:p>0.00373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731">
            <text:p>-0.003731</text:p>
          </table:table-cell>
          <table:table-cell table:formula="of:=ABS([.C49])" office:value-type="float" office:value="0.003731">
            <text:p>0.00373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731">
            <text:p>-0.003731</text:p>
          </table:table-cell>
          <table:table-cell table:formula="of:=ABS([.C50])" office:value-type="float" office:value="0.003731">
            <text:p>0.00373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088">
            <text:p>-0.002088</text:p>
          </table:table-cell>
          <table:table-cell table:formula="of:=ABS([.C51])" office:value-type="float" office:value="0.002088">
            <text:p>0.0020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871">
            <text:p>-0.001871</text:p>
          </table:table-cell>
          <table:table-cell table:formula="of:=ABS([.C52])" office:value-type="float" office:value="0.001871">
            <text:p>0.0018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871">
            <text:p>-0.001871</text:p>
          </table:table-cell>
          <table:table-cell table:formula="of:=ABS([.C53])" office:value-type="float" office:value="0.001871">
            <text:p>0.0018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871">
            <text:p>-0.001871</text:p>
          </table:table-cell>
          <table:table-cell table:formula="of:=ABS([.C54])" office:value-type="float" office:value="0.001871">
            <text:p>0.0018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871">
            <text:p>-0.001871</text:p>
          </table:table-cell>
          <table:table-cell table:formula="of:=ABS([.C55])" office:value-type="float" office:value="0.001871">
            <text:p>0.0018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871">
            <text:p>-0.001871</text:p>
          </table:table-cell>
          <table:table-cell table:formula="of:=ABS([.C56])" office:value-type="float" office:value="0.001871">
            <text:p>0.0018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871">
            <text:p>-0.001871</text:p>
          </table:table-cell>
          <table:table-cell table:formula="of:=ABS([.C57])" office:value-type="float" office:value="0.001871">
            <text:p>0.0018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871">
            <text:p>-0.001871</text:p>
          </table:table-cell>
          <table:table-cell table:formula="of:=ABS([.C58])" office:value-type="float" office:value="0.001871">
            <text:p>0.0018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144">
            <text:p>-0.000144</text:p>
          </table:table-cell>
          <table:table-cell table:formula="of:=ABS([.C59])" office:value-type="float" office:value="0.000144">
            <text:p>0.0001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144">
            <text:p>-0.000144</text:p>
          </table:table-cell>
          <table:table-cell table:formula="of:=ABS([.C60])" office:value-type="float" office:value="0.000144">
            <text:p>0.0001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144">
            <text:p>-0.000144</text:p>
          </table:table-cell>
          <table:table-cell table:formula="of:=ABS([.C61])" office:value-type="float" office:value="0.000144">
            <text:p>0.00014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23">
            <text:p>0.000223</text:p>
          </table:table-cell>
          <table:table-cell table:formula="of:=ABS([.C62])" office:value-type="float" office:value="0.000223">
            <text:p>0.00022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23">
            <text:p>0.000223</text:p>
          </table:table-cell>
          <table:table-cell table:formula="of:=ABS([.C63])" office:value-type="float" office:value="0.000223">
            <text:p>0.00022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23">
            <text:p>0.000223</text:p>
          </table:table-cell>
          <table:table-cell table:formula="of:=ABS([.C64])" office:value-type="float" office:value="0.000223">
            <text:p>0.00022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23">
            <text:p>0.000223</text:p>
          </table:table-cell>
          <table:table-cell table:formula="of:=ABS([.C65])" office:value-type="float" office:value="0.000223">
            <text:p>0.00022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23">
            <text:p>0.000223</text:p>
          </table:table-cell>
          <table:table-cell table:formula="of:=ABS([.C66])" office:value-type="float" office:value="0.000223">
            <text:p>0.00022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23">
            <text:p>0.000223</text:p>
          </table:table-cell>
          <table:table-cell table:formula="of:=ABS([.C67])" office:value-type="float" office:value="0.000223">
            <text:p>0.00022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074">
            <text:p>-0.000074</text:p>
          </table:table-cell>
          <table:table-cell table:formula="of:=ABS([.C68])" office:value-type="float" office:value="0.000074">
            <text:p>0.00007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074">
            <text:p>-0.000074</text:p>
          </table:table-cell>
          <table:table-cell table:formula="of:=ABS([.C69])" office:value-type="float" office:value="0.000074">
            <text:p>0.00007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9">
            <text:p>-0.00029</text:p>
          </table:table-cell>
          <table:table-cell table:formula="of:=ABS([.C70])" office:value-type="float" office:value="0.00029">
            <text:p>0.000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9">
            <text:p>-0.00029</text:p>
          </table:table-cell>
          <table:table-cell table:formula="of:=ABS([.C71])" office:value-type="float" office:value="0.00029">
            <text:p>0.000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9">
            <text:p>-0.00029</text:p>
          </table:table-cell>
          <table:table-cell table:formula="of:=ABS([.C72])" office:value-type="float" office:value="0.00029">
            <text:p>0.000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9">
            <text:p>-0.00029</text:p>
          </table:table-cell>
          <table:table-cell table:formula="of:=ABS([.C73])" office:value-type="float" office:value="0.00029">
            <text:p>0.000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9">
            <text:p>-0.00029</text:p>
          </table:table-cell>
          <table:table-cell table:formula="of:=ABS([.C74])" office:value-type="float" office:value="0.00029">
            <text:p>0.000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775">
            <text:p>0.002775</text:p>
          </table:table-cell>
          <table:table-cell table:formula="of:=ABS([.C75])" office:value-type="float" office:value="0.002775">
            <text:p>0.00277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775">
            <text:p>0.002775</text:p>
          </table:table-cell>
          <table:table-cell table:formula="of:=ABS([.C76])" office:value-type="float" office:value="0.002775">
            <text:p>0.00277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775">
            <text:p>0.002775</text:p>
          </table:table-cell>
          <table:table-cell table:formula="of:=ABS([.C77])" office:value-type="float" office:value="0.002775">
            <text:p>0.00277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48">
            <text:p>0.001148</text:p>
          </table:table-cell>
          <table:table-cell table:formula="of:=ABS([.C78])" office:value-type="float" office:value="0.001148">
            <text:p>0.00114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48">
            <text:p>0.001148</text:p>
          </table:table-cell>
          <table:table-cell table:formula="of:=ABS([.C79])" office:value-type="float" office:value="0.001148">
            <text:p>0.00114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48">
            <text:p>0.001148</text:p>
          </table:table-cell>
          <table:table-cell table:formula="of:=ABS([.C80])" office:value-type="float" office:value="0.001148">
            <text:p>0.00114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48">
            <text:p>0.001148</text:p>
          </table:table-cell>
          <table:table-cell table:formula="of:=ABS([.C81])" office:value-type="float" office:value="0.001148">
            <text:p>0.00114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05">
            <text:p>0.001405</text:p>
          </table:table-cell>
          <table:table-cell table:formula="of:=ABS([.C82])" office:value-type="float" office:value="0.001405">
            <text:p>0.00140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05">
            <text:p>0.001405</text:p>
          </table:table-cell>
          <table:table-cell table:formula="of:=ABS([.C83])" office:value-type="float" office:value="0.001405">
            <text:p>0.00140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05">
            <text:p>0.001405</text:p>
          </table:table-cell>
          <table:table-cell table:formula="of:=ABS([.C84])" office:value-type="float" office:value="0.001405">
            <text:p>0.00140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196">
            <text:p>-0.001196</text:p>
          </table:table-cell>
          <table:table-cell table:formula="of:=ABS([.C85])" office:value-type="float" office:value="0.001196">
            <text:p>0.00119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196">
            <text:p>-0.001196</text:p>
          </table:table-cell>
          <table:table-cell table:formula="of:=ABS([.C86])" office:value-type="float" office:value="0.001196">
            <text:p>0.00119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196">
            <text:p>-0.001196</text:p>
          </table:table-cell>
          <table:table-cell table:formula="of:=ABS([.C87])" office:value-type="float" office:value="0.001196">
            <text:p>0.00119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184">
            <text:p>0.000184</text:p>
          </table:table-cell>
          <table:table-cell table:formula="of:=ABS([.C88])" office:value-type="float" office:value="0.000184">
            <text:p>0.00018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184">
            <text:p>0.000184</text:p>
          </table:table-cell>
          <table:table-cell table:formula="of:=ABS([.C89])" office:value-type="float" office:value="0.000184">
            <text:p>0.00018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184">
            <text:p>0.000184</text:p>
          </table:table-cell>
          <table:table-cell table:formula="of:=ABS([.C90])" office:value-type="float" office:value="0.000184">
            <text:p>0.00018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184">
            <text:p>0.000184</text:p>
          </table:table-cell>
          <table:table-cell table:formula="of:=ABS([.C91])" office:value-type="float" office:value="0.000184">
            <text:p>0.00018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2">
            <text:p>0.00112</text:p>
          </table:table-cell>
          <table:table-cell table:formula="of:=ABS([.C92])" office:value-type="float" office:value="0.00112">
            <text:p>0.0011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2">
            <text:p>0.00112</text:p>
          </table:table-cell>
          <table:table-cell table:formula="of:=ABS([.C93])" office:value-type="float" office:value="0.00112">
            <text:p>0.0011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2">
            <text:p>0.00112</text:p>
          </table:table-cell>
          <table:table-cell table:formula="of:=ABS([.C94])" office:value-type="float" office:value="0.00112">
            <text:p>0.0011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2">
            <text:p>0.00112</text:p>
          </table:table-cell>
          <table:table-cell table:formula="of:=ABS([.C95])" office:value-type="float" office:value="0.00112">
            <text:p>0.0011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2">
            <text:p>0.00112</text:p>
          </table:table-cell>
          <table:table-cell table:formula="of:=ABS([.C96])" office:value-type="float" office:value="0.00112">
            <text:p>0.0011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2">
            <text:p>0.00112</text:p>
          </table:table-cell>
          <table:table-cell table:formula="of:=ABS([.C97])" office:value-type="float" office:value="0.00112">
            <text:p>0.0011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2">
            <text:p>0.00112</text:p>
          </table:table-cell>
          <table:table-cell table:formula="of:=ABS([.C98])" office:value-type="float" office:value="0.00112">
            <text:p>0.0011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34">
            <text:p>0.001134</text:p>
          </table:table-cell>
          <table:table-cell table:formula="of:=ABS([.C99])" office:value-type="float" office:value="0.001134">
            <text:p>0.00113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34">
            <text:p>0.001134</text:p>
          </table:table-cell>
          <table:table-cell table:formula="of:=ABS([.C100])" office:value-type="float" office:value="0.001134">
            <text:p>0.00113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34">
            <text:p>0.001134</text:p>
          </table:table-cell>
          <table:table-cell table:formula="of:=ABS([.C101])" office:value-type="float" office:value="0.001134">
            <text:p>0.00113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134">
            <text:p>0.001134</text:p>
          </table:table-cell>
          <table:table-cell table:formula="of:=ABS([.C102])" office:value-type="float" office:value="0.001134">
            <text:p>0.00113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237">
            <text:p>-0.003237</text:p>
          </table:table-cell>
          <table:table-cell table:formula="of:=ABS([.C103])" office:value-type="float" office:value="0.003237">
            <text:p>0.00323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237">
            <text:p>-0.003237</text:p>
          </table:table-cell>
          <table:table-cell table:formula="of:=ABS([.C104])" office:value-type="float" office:value="0.003237">
            <text:p>0.00323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237">
            <text:p>-0.003237</text:p>
          </table:table-cell>
          <table:table-cell table:formula="of:=ABS([.C105])" office:value-type="float" office:value="0.003237">
            <text:p>0.00323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237">
            <text:p>-0.003237</text:p>
          </table:table-cell>
          <table:table-cell table:formula="of:=ABS([.C106])" office:value-type="float" office:value="0.003237">
            <text:p>0.00323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237">
            <text:p>-0.003237</text:p>
          </table:table-cell>
          <table:table-cell table:formula="of:=ABS([.C107])" office:value-type="float" office:value="0.003237">
            <text:p>0.00323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237">
            <text:p>-0.003237</text:p>
          </table:table-cell>
          <table:table-cell table:formula="of:=ABS([.C108])" office:value-type="float" office:value="0.003237">
            <text:p>0.00323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3237">
            <text:p>-0.003237</text:p>
          </table:table-cell>
          <table:table-cell table:formula="of:=ABS([.C109])" office:value-type="float" office:value="0.003237">
            <text:p>0.00323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41">
            <text:p>-0.001541</text:p>
          </table:table-cell>
          <table:table-cell table:formula="of:=ABS([.C110])" office:value-type="float" office:value="0.001541">
            <text:p>0.00154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41">
            <text:p>-0.001541</text:p>
          </table:table-cell>
          <table:table-cell table:formula="of:=ABS([.C111])" office:value-type="float" office:value="0.001541">
            <text:p>0.00154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541">
            <text:p>-0.001541</text:p>
          </table:table-cell>
          <table:table-cell table:formula="of:=ABS([.C112])" office:value-type="float" office:value="0.001541">
            <text:p>0.00154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34">
            <text:p>-0.000634</text:p>
          </table:table-cell>
          <table:table-cell table:formula="of:=ABS([.C113])" office:value-type="float" office:value="0.000634">
            <text:p>0.00063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34">
            <text:p>-0.000634</text:p>
          </table:table-cell>
          <table:table-cell table:formula="of:=ABS([.C114])" office:value-type="float" office:value="0.000634">
            <text:p>0.00063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34">
            <text:p>-0.000634</text:p>
          </table:table-cell>
          <table:table-cell table:formula="of:=ABS([.C115])" office:value-type="float" office:value="0.000634">
            <text:p>0.00063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634">
            <text:p>-0.000634</text:p>
          </table:table-cell>
          <table:table-cell table:formula="of:=ABS([.C116])" office:value-type="float" office:value="0.000634">
            <text:p>0.00063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188">
            <text:p>-0.000188</text:p>
          </table:table-cell>
          <table:table-cell table:formula="of:=ABS([.C117])" office:value-type="float" office:value="0.000188">
            <text:p>0.0001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188">
            <text:p>-0.000188</text:p>
          </table:table-cell>
          <table:table-cell table:formula="of:=ABS([.C118])" office:value-type="float" office:value="0.000188">
            <text:p>0.0001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188">
            <text:p>-0.000188</text:p>
          </table:table-cell>
          <table:table-cell table:formula="of:=ABS([.C119])" office:value-type="float" office:value="0.000188">
            <text:p>0.00018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773">
            <text:p>0.000773</text:p>
          </table:table-cell>
          <table:table-cell table:formula="of:=ABS([.C120])" office:value-type="float" office:value="0.000773">
            <text:p>0.000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773">
            <text:p>0.000773</text:p>
          </table:table-cell>
          <table:table-cell table:formula="of:=ABS([.C121])" office:value-type="float" office:value="0.000773">
            <text:p>0.000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773">
            <text:p>0.000773</text:p>
          </table:table-cell>
          <table:table-cell table:formula="of:=ABS([.C122])" office:value-type="float" office:value="0.000773">
            <text:p>0.000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773">
            <text:p>0.000773</text:p>
          </table:table-cell>
          <table:table-cell table:formula="of:=ABS([.C123])" office:value-type="float" office:value="0.000773">
            <text:p>0.000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773">
            <text:p>0.000773</text:p>
          </table:table-cell>
          <table:table-cell table:formula="of:=ABS([.C124])" office:value-type="float" office:value="0.000773">
            <text:p>0.000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773">
            <text:p>0.000773</text:p>
          </table:table-cell>
          <table:table-cell table:formula="of:=ABS([.C125])" office:value-type="float" office:value="0.000773">
            <text:p>0.000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773">
            <text:p>0.000773</text:p>
          </table:table-cell>
          <table:table-cell table:formula="of:=ABS([.C126])" office:value-type="float" office:value="0.000773">
            <text:p>0.00077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27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28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29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30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31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32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33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34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35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36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407">
            <text:p>-0.000407</text:p>
          </table:table-cell>
          <table:table-cell table:formula="of:=ABS([.C137])" office:value-type="float" office:value="0.000407">
            <text:p>0.0004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872">
            <text:p>0.001872</text:p>
          </table:table-cell>
          <table:table-cell table:formula="of:=ABS([.C138])" office:value-type="float" office:value="0.001872">
            <text:p>0.00187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872">
            <text:p>0.001872</text:p>
          </table:table-cell>
          <table:table-cell table:formula="of:=ABS([.C139])" office:value-type="float" office:value="0.001872">
            <text:p>0.00187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872">
            <text:p>0.001872</text:p>
          </table:table-cell>
          <table:table-cell table:formula="of:=ABS([.C140])" office:value-type="float" office:value="0.001872">
            <text:p>0.00187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872">
            <text:p>0.001872</text:p>
          </table:table-cell>
          <table:table-cell table:formula="of:=ABS([.C141])" office:value-type="float" office:value="0.001872">
            <text:p>0.00187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872">
            <text:p>0.001872</text:p>
          </table:table-cell>
          <table:table-cell table:formula="of:=ABS([.C142])" office:value-type="float" office:value="0.001872">
            <text:p>0.00187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872">
            <text:p>0.001872</text:p>
          </table:table-cell>
          <table:table-cell table:formula="of:=ABS([.C143])" office:value-type="float" office:value="0.001872">
            <text:p>0.001872</text:p>
          </table:table-cell>
        </table:table-row>
        <table:table-row table:style-name="ro2">
          <table:table-cell table:number-columns-repeated="3"/>
          <table:table-cell table:formula="of:=AVERAGE([.D2:.D143])" office:value-type="float" office:value="0.00124816901408451">
            <text:p>0.001248169</text:p>
          </table:table-cell>
        </table:table-row>
      </table:table>
      <table:table table:name="RSA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7927">
            <text:p>-0.017927</text:p>
          </table:table-cell>
          <table:table-cell table:formula="of:=ABS([.C2])" office:value-type="float" office:value="0.017927">
            <text:p>0.01792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1543">
            <text:p>-0.011543</text:p>
          </table:table-cell>
          <table:table-cell table:formula="of:=ABS([.C3])" office:value-type="float" office:value="0.011543">
            <text:p>0.01154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1543">
            <text:p>-0.011543</text:p>
          </table:table-cell>
          <table:table-cell table:formula="of:=ABS([.C4])" office:value-type="float" office:value="0.011543">
            <text:p>0.01154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84">
            <text:p>0.00284</text:p>
          </table:table-cell>
          <table:table-cell table:formula="of:=ABS([.C5])" office:value-type="float" office:value="0.00284">
            <text:p>0.0028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2856">
            <text:p>0.002856</text:p>
          </table:table-cell>
          <table:table-cell table:formula="of:=ABS([.C6])" office:value-type="float" office:value="0.002856">
            <text:p>0.00285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62">
            <text:p>0.001462</text:p>
          </table:table-cell>
          <table:table-cell table:formula="of:=ABS([.C7])" office:value-type="float" office:value="0.001462">
            <text:p>0.00146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462">
            <text:p>0.001462</text:p>
          </table:table-cell>
          <table:table-cell table:formula="of:=ABS([.C8])" office:value-type="float" office:value="0.001462">
            <text:p>0.00146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69">
            <text:p>0.000269</text:p>
          </table:table-cell>
          <table:table-cell table:formula="of:=ABS([.C9])" office:value-type="float" office:value="0.000269">
            <text:p>0.00026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69">
            <text:p>0.000269</text:p>
          </table:table-cell>
          <table:table-cell table:formula="of:=ABS([.C10])" office:value-type="float" office:value="0.000269">
            <text:p>0.00026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0269">
            <text:p>0.000269</text:p>
          </table:table-cell>
          <table:table-cell table:formula="of:=ABS([.C11])" office:value-type="float" office:value="0.000269">
            <text:p>0.00026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29">
            <text:p>0.00329</text:p>
          </table:table-cell>
          <table:table-cell table:formula="of:=ABS([.C12])" office:value-type="float" office:value="0.00329">
            <text:p>0.003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29">
            <text:p>0.00329</text:p>
          </table:table-cell>
          <table:table-cell table:formula="of:=ABS([.C13])" office:value-type="float" office:value="0.00329">
            <text:p>0.003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29">
            <text:p>0.00329</text:p>
          </table:table-cell>
          <table:table-cell table:formula="of:=ABS([.C14])" office:value-type="float" office:value="0.00329">
            <text:p>0.003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329">
            <text:p>0.00329</text:p>
          </table:table-cell>
          <table:table-cell table:formula="of:=ABS([.C15])" office:value-type="float" office:value="0.00329">
            <text:p>0.0032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38">
            <text:p>0.00138</text:p>
          </table:table-cell>
          <table:table-cell table:formula="of:=ABS([.C16])" office:value-type="float" office:value="0.00138">
            <text:p>0.0013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38">
            <text:p>0.00138</text:p>
          </table:table-cell>
          <table:table-cell table:formula="of:=ABS([.C17])" office:value-type="float" office:value="0.00138">
            <text:p>0.0013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38">
            <text:p>0.00138</text:p>
          </table:table-cell>
          <table:table-cell table:formula="of:=ABS([.C18])" office:value-type="float" office:value="0.00138">
            <text:p>0.0013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38">
            <text:p>0.00138</text:p>
          </table:table-cell>
          <table:table-cell table:formula="of:=ABS([.C19])" office:value-type="float" office:value="0.00138">
            <text:p>0.0013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38">
            <text:p>0.00138</text:p>
          </table:table-cell>
          <table:table-cell table:formula="of:=ABS([.C20])" office:value-type="float" office:value="0.00138">
            <text:p>0.0013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38">
            <text:p>0.00138</text:p>
          </table:table-cell>
          <table:table-cell table:formula="of:=ABS([.C21])" office:value-type="float" office:value="0.00138">
            <text:p>0.0013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38">
            <text:p>0.00138</text:p>
          </table:table-cell>
          <table:table-cell table:formula="of:=ABS([.C22])" office:value-type="float" office:value="0.00138">
            <text:p>0.0013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4297">
            <text:p>0.004297</text:p>
          </table:table-cell>
          <table:table-cell table:formula="of:=ABS([.C23])" office:value-type="float" office:value="0.004297">
            <text:p>0.00429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4297">
            <text:p>0.004297</text:p>
          </table:table-cell>
          <table:table-cell table:formula="of:=ABS([.C24])" office:value-type="float" office:value="0.004297">
            <text:p>0.00429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4297">
            <text:p>0.004297</text:p>
          </table:table-cell>
          <table:table-cell table:formula="of:=ABS([.C25])" office:value-type="float" office:value="0.004297">
            <text:p>0.00429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4297">
            <text:p>0.004297</text:p>
          </table:table-cell>
          <table:table-cell table:formula="of:=ABS([.C26])" office:value-type="float" office:value="0.004297">
            <text:p>0.00429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025">
            <text:p>-0.001025</text:p>
          </table:table-cell>
          <table:table-cell table:formula="of:=ABS([.C27])" office:value-type="float" office:value="0.001025">
            <text:p>0.0010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025">
            <text:p>-0.001025</text:p>
          </table:table-cell>
          <table:table-cell table:formula="of:=ABS([.C28])" office:value-type="float" office:value="0.001025">
            <text:p>0.0010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025">
            <text:p>-0.001025</text:p>
          </table:table-cell>
          <table:table-cell table:formula="of:=ABS([.C29])" office:value-type="float" office:value="0.001025">
            <text:p>0.0010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025">
            <text:p>-0.001025</text:p>
          </table:table-cell>
          <table:table-cell table:formula="of:=ABS([.C30])" office:value-type="float" office:value="0.001025">
            <text:p>0.0010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025">
            <text:p>-0.001025</text:p>
          </table:table-cell>
          <table:table-cell table:formula="of:=ABS([.C31])" office:value-type="float" office:value="0.001025">
            <text:p>0.0010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1025">
            <text:p>-0.001025</text:p>
          </table:table-cell>
          <table:table-cell table:formula="of:=ABS([.C32])" office:value-type="float" office:value="0.001025">
            <text:p>0.00102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4465">
            <text:p>-0.014465</text:p>
          </table:table-cell>
          <table:table-cell table:formula="of:=ABS([.C33])" office:value-type="float" office:value="0.014465">
            <text:p>0.01446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4465">
            <text:p>-0.014465</text:p>
          </table:table-cell>
          <table:table-cell table:formula="of:=ABS([.C34])" office:value-type="float" office:value="0.014465">
            <text:p>0.01446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1277">
            <text:p>-0.011277</text:p>
          </table:table-cell>
          <table:table-cell table:formula="of:=ABS([.C35])" office:value-type="float" office:value="0.011277">
            <text:p>0.0112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1277">
            <text:p>-0.011277</text:p>
          </table:table-cell>
          <table:table-cell table:formula="of:=ABS([.C36])" office:value-type="float" office:value="0.011277">
            <text:p>0.0112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1277">
            <text:p>-0.011277</text:p>
          </table:table-cell>
          <table:table-cell table:formula="of:=ABS([.C37])" office:value-type="float" office:value="0.011277">
            <text:p>0.0112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1277">
            <text:p>-0.011277</text:p>
          </table:table-cell>
          <table:table-cell table:formula="of:=ABS([.C38])" office:value-type="float" office:value="0.011277">
            <text:p>0.0112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1277">
            <text:p>-0.011277</text:p>
          </table:table-cell>
          <table:table-cell table:formula="of:=ABS([.C39])" office:value-type="float" office:value="0.011277">
            <text:p>0.0112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1277">
            <text:p>-0.011277</text:p>
          </table:table-cell>
          <table:table-cell table:formula="of:=ABS([.C40])" office:value-type="float" office:value="0.011277">
            <text:p>0.0112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1277">
            <text:p>-0.011277</text:p>
          </table:table-cell>
          <table:table-cell table:formula="of:=ABS([.C41])" office:value-type="float" office:value="0.011277">
            <text:p>0.0112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1277">
            <text:p>-0.011277</text:p>
          </table:table-cell>
          <table:table-cell table:formula="of:=ABS([.C42])" office:value-type="float" office:value="0.011277">
            <text:p>0.0112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7968">
            <text:p>-0.017968</text:p>
          </table:table-cell>
          <table:table-cell table:formula="of:=ABS([.C43])" office:value-type="float" office:value="0.017968">
            <text:p>0.01796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7968">
            <text:p>-0.017968</text:p>
          </table:table-cell>
          <table:table-cell table:formula="of:=ABS([.C44])" office:value-type="float" office:value="0.017968">
            <text:p>0.01796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7968">
            <text:p>-0.017968</text:p>
          </table:table-cell>
          <table:table-cell table:formula="of:=ABS([.C45])" office:value-type="float" office:value="0.017968">
            <text:p>0.01796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7968">
            <text:p>-0.017968</text:p>
          </table:table-cell>
          <table:table-cell table:formula="of:=ABS([.C46])" office:value-type="float" office:value="0.017968">
            <text:p>0.01796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7968">
            <text:p>-0.017968</text:p>
          </table:table-cell>
          <table:table-cell table:formula="of:=ABS([.C47])" office:value-type="float" office:value="0.017968">
            <text:p>0.017968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6232">
            <text:p>-0.016232</text:p>
          </table:table-cell>
          <table:table-cell table:formula="of:=ABS([.C48])" office:value-type="float" office:value="0.016232">
            <text:p>0.01623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16232">
            <text:p>-0.016232</text:p>
          </table:table-cell>
          <table:table-cell table:formula="of:=ABS([.C49])" office:value-type="float" office:value="0.016232">
            <text:p>0.016232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471">
            <text:p>-0.007471</text:p>
          </table:table-cell>
          <table:table-cell table:formula="of:=ABS([.C50])" office:value-type="float" office:value="0.007471">
            <text:p>0.0074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7471">
            <text:p>-0.007471</text:p>
          </table:table-cell>
          <table:table-cell table:formula="of:=ABS([.C51])" office:value-type="float" office:value="0.007471">
            <text:p>0.007471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07">
            <text:p>-0.00207</text:p>
          </table:table-cell>
          <table:table-cell table:formula="of:=ABS([.C52])" office:value-type="float" office:value="0.00207">
            <text:p>0.002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07">
            <text:p>-0.00207</text:p>
          </table:table-cell>
          <table:table-cell table:formula="of:=ABS([.C53])" office:value-type="float" office:value="0.00207">
            <text:p>0.002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07">
            <text:p>-0.00207</text:p>
          </table:table-cell>
          <table:table-cell table:formula="of:=ABS([.C54])" office:value-type="float" office:value="0.00207">
            <text:p>0.002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07">
            <text:p>-0.00207</text:p>
          </table:table-cell>
          <table:table-cell table:formula="of:=ABS([.C55])" office:value-type="float" office:value="0.00207">
            <text:p>0.002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207">
            <text:p>-0.00207</text:p>
          </table:table-cell>
          <table:table-cell table:formula="of:=ABS([.C56])" office:value-type="float" office:value="0.00207">
            <text:p>0.0020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9365">
            <text:p>0.009365</text:p>
          </table:table-cell>
          <table:table-cell table:formula="of:=ABS([.C57])" office:value-type="float" office:value="0.009365">
            <text:p>0.00936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9365">
            <text:p>0.009365</text:p>
          </table:table-cell>
          <table:table-cell table:formula="of:=ABS([.C58])" office:value-type="float" office:value="0.009365">
            <text:p>0.00936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9365">
            <text:p>0.009365</text:p>
          </table:table-cell>
          <table:table-cell table:formula="of:=ABS([.C59])" office:value-type="float" office:value="0.009365">
            <text:p>0.00936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9365">
            <text:p>0.009365</text:p>
          </table:table-cell>
          <table:table-cell table:formula="of:=ABS([.C60])" office:value-type="float" office:value="0.009365">
            <text:p>0.00936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9365">
            <text:p>0.009365</text:p>
          </table:table-cell>
          <table:table-cell table:formula="of:=ABS([.C61])" office:value-type="float" office:value="0.009365">
            <text:p>0.00936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9365">
            <text:p>0.009365</text:p>
          </table:table-cell>
          <table:table-cell table:formula="of:=ABS([.C62])" office:value-type="float" office:value="0.009365">
            <text:p>0.00936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9365">
            <text:p>0.009365</text:p>
          </table:table-cell>
          <table:table-cell table:formula="of:=ABS([.C63])" office:value-type="float" office:value="0.009365">
            <text:p>0.009365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27406">
            <text:p>0.027406</text:p>
          </table:table-cell>
          <table:table-cell table:formula="of:=ABS([.C64])" office:value-type="float" office:value="0.027406">
            <text:p>0.02740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27406">
            <text:p>0.027406</text:p>
          </table:table-cell>
          <table:table-cell table:formula="of:=ABS([.C65])" office:value-type="float" office:value="0.027406">
            <text:p>0.02740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27406">
            <text:p>0.027406</text:p>
          </table:table-cell>
          <table:table-cell table:formula="of:=ABS([.C66])" office:value-type="float" office:value="0.027406">
            <text:p>0.02740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3177">
            <text:p>0.03177</text:p>
          </table:table-cell>
          <table:table-cell table:formula="of:=ABS([.C67])" office:value-type="float" office:value="0.03177">
            <text:p>0.031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3177">
            <text:p>0.03177</text:p>
          </table:table-cell>
          <table:table-cell table:formula="of:=ABS([.C68])" office:value-type="float" office:value="0.03177">
            <text:p>0.031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3177">
            <text:p>0.03177</text:p>
          </table:table-cell>
          <table:table-cell table:formula="of:=ABS([.C69])" office:value-type="float" office:value="0.03177">
            <text:p>0.031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3177">
            <text:p>0.03177</text:p>
          </table:table-cell>
          <table:table-cell table:formula="of:=ABS([.C70])" office:value-type="float" office:value="0.03177">
            <text:p>0.0317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23639">
            <text:p>0.023639</text:p>
          </table:table-cell>
          <table:table-cell table:formula="of:=ABS([.C71])" office:value-type="float" office:value="0.023639">
            <text:p>0.02363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23639">
            <text:p>0.023639</text:p>
          </table:table-cell>
          <table:table-cell table:formula="of:=ABS([.C72])" office:value-type="float" office:value="0.023639">
            <text:p>0.02363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23639">
            <text:p>0.023639</text:p>
          </table:table-cell>
          <table:table-cell table:formula="of:=ABS([.C73])" office:value-type="float" office:value="0.023639">
            <text:p>0.02363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5747">
            <text:p>0.015747</text:p>
          </table:table-cell>
          <table:table-cell table:formula="of:=ABS([.C74])" office:value-type="float" office:value="0.015747">
            <text:p>0.01574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5747">
            <text:p>0.015747</text:p>
          </table:table-cell>
          <table:table-cell table:formula="of:=ABS([.C75])" office:value-type="float" office:value="0.015747">
            <text:p>0.01574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5747">
            <text:p>0.015747</text:p>
          </table:table-cell>
          <table:table-cell table:formula="of:=ABS([.C76])" office:value-type="float" office:value="0.015747">
            <text:p>0.01574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5747">
            <text:p>0.015747</text:p>
          </table:table-cell>
          <table:table-cell table:formula="of:=ABS([.C77])" office:value-type="float" office:value="0.015747">
            <text:p>0.01574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5747">
            <text:p>0.015747</text:p>
          </table:table-cell>
          <table:table-cell table:formula="of:=ABS([.C78])" office:value-type="float" office:value="0.015747">
            <text:p>0.01574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5747">
            <text:p>0.015747</text:p>
          </table:table-cell>
          <table:table-cell table:formula="of:=ABS([.C79])" office:value-type="float" office:value="0.015747">
            <text:p>0.01574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5747">
            <text:p>0.015747</text:p>
          </table:table-cell>
          <table:table-cell table:formula="of:=ABS([.C80])" office:value-type="float" office:value="0.015747">
            <text:p>0.01574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15747">
            <text:p>0.015747</text:p>
          </table:table-cell>
          <table:table-cell table:formula="of:=ABS([.C81])" office:value-type="float" office:value="0.015747">
            <text:p>0.015747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9909">
            <text:p>-0.009909</text:p>
          </table:table-cell>
          <table:table-cell table:formula="of:=ABS([.C82])" office:value-type="float" office:value="0.009909">
            <text:p>0.0099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9909">
            <text:p>-0.009909</text:p>
          </table:table-cell>
          <table:table-cell table:formula="of:=ABS([.C83])" office:value-type="float" office:value="0.009909">
            <text:p>0.0099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9909">
            <text:p>-0.009909</text:p>
          </table:table-cell>
          <table:table-cell table:formula="of:=ABS([.C84])" office:value-type="float" office:value="0.009909">
            <text:p>0.0099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9909">
            <text:p>-0.009909</text:p>
          </table:table-cell>
          <table:table-cell table:formula="of:=ABS([.C85])" office:value-type="float" office:value="0.009909">
            <text:p>0.0099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9909">
            <text:p>-0.009909</text:p>
          </table:table-cell>
          <table:table-cell table:formula="of:=ABS([.C86])" office:value-type="float" office:value="0.009909">
            <text:p>0.0099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9909">
            <text:p>-0.009909</text:p>
          </table:table-cell>
          <table:table-cell table:formula="of:=ABS([.C87])" office:value-type="float" office:value="0.009909">
            <text:p>0.0099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9909">
            <text:p>-0.009909</text:p>
          </table:table-cell>
          <table:table-cell table:formula="of:=ABS([.C88])" office:value-type="float" office:value="0.009909">
            <text:p>0.009909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21256">
            <text:p>-0.021256</text:p>
          </table:table-cell>
          <table:table-cell table:formula="of:=ABS([.C89])" office:value-type="float" office:value="0.021256">
            <text:p>0.02125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21256">
            <text:p>-0.021256</text:p>
          </table:table-cell>
          <table:table-cell table:formula="of:=ABS([.C90])" office:value-type="float" office:value="0.021256">
            <text:p>0.02125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21256">
            <text:p>-0.021256</text:p>
          </table:table-cell>
          <table:table-cell table:formula="of:=ABS([.C91])" office:value-type="float" office:value="0.021256">
            <text:p>0.02125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21256">
            <text:p>-0.021256</text:p>
          </table:table-cell>
          <table:table-cell table:formula="of:=ABS([.C92])" office:value-type="float" office:value="0.021256">
            <text:p>0.02125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21256">
            <text:p>-0.021256</text:p>
          </table:table-cell>
          <table:table-cell table:formula="of:=ABS([.C93])" office:value-type="float" office:value="0.021256">
            <text:p>0.02125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21256">
            <text:p>-0.021256</text:p>
          </table:table-cell>
          <table:table-cell table:formula="of:=ABS([.C94])" office:value-type="float" office:value="0.021256">
            <text:p>0.02125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21256">
            <text:p>-0.021256</text:p>
          </table:table-cell>
          <table:table-cell table:formula="of:=ABS([.C95])" office:value-type="float" office:value="0.021256">
            <text:p>0.021256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894">
            <text:p>-0.00894</text:p>
          </table:table-cell>
          <table:table-cell table:formula="of:=ABS([.C96])" office:value-type="float" office:value="0.00894">
            <text:p>0.0089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894">
            <text:p>-0.00894</text:p>
          </table:table-cell>
          <table:table-cell table:formula="of:=ABS([.C97])" office:value-type="float" office:value="0.00894">
            <text:p>0.0089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894">
            <text:p>-0.00894</text:p>
          </table:table-cell>
          <table:table-cell table:formula="of:=ABS([.C98])" office:value-type="float" office:value="0.00894">
            <text:p>0.00894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83">
            <text:p>-0.000283</text:p>
          </table:table-cell>
          <table:table-cell table:formula="of:=ABS([.C99])" office:value-type="float" office:value="0.000283">
            <text:p>0.0002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83">
            <text:p>-0.000283</text:p>
          </table:table-cell>
          <table:table-cell table:formula="of:=ABS([.C100])" office:value-type="float" office:value="0.000283">
            <text:p>0.0002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83">
            <text:p>-0.000283</text:p>
          </table:table-cell>
          <table:table-cell table:formula="of:=ABS([.C101])" office:value-type="float" office:value="0.000283">
            <text:p>0.0002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-0.000283">
            <text:p>-0.000283</text:p>
          </table:table-cell>
          <table:table-cell table:formula="of:=ABS([.C102])" office:value-type="float" office:value="0.000283">
            <text:p>0.000283</text:p>
          </table:table-cell>
        </table:table-row>
        <table:table-row table:style-name="ro3">
          <table:table-cell/>
          <table:table-cell office:value-type="string">
            <text:p>offet</text:p>
          </table:table-cell>
          <table:table-cell office:value-type="float" office:value="0.001091">
            <text:p>0.001091</text:p>
          </table:table-cell>
          <table:table-cell table:formula="of:=ABS([.C103])" office:value-type="float" office:value="0.001091">
            <text:p>0.001091</text:p>
          </table:table-cell>
        </table:table-row>
        <table:table-row table:style-name="ro2">
          <table:table-cell table:number-columns-repeated="3"/>
          <table:table-cell table:formula="of:=AVERAGE([.D2:.D103])" office:value-type="float" office:value="0.0106106274509804">
            <text:p>0.01061062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0T21:17:20</meta:creation-date>
    <dc:date>2014-02-21T09:15:06</dc:date>
    <meta:editing-duration>PT11H52M39S</meta:editing-duration>
    <meta:editing-cycles>5</meta:editing-cycles>
    <meta:generator>LibreOffice/3.5$Linux_X86_64 LibreOffice_project/350m1$Build-2</meta:generator>
    <meta:document-statistic meta:table-count="5" meta:cell-count="1685" meta:object-count="0"/>
  </office:meta>
</office:document-meta>
</file>